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loext:graphic-properties draw:fill="solid" draw:fill-color="#eeeeee" draw:opacity="100%"/>
      <style:paragraph-properties fo:background-color="#eeeeee"/>
      <style:text-properties fo:language="ru" fo:country="RU"/>
    </style:style>
    <style:style style:name="P12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text-properties fo:language="en" fo:country="US"/>
    </style:style>
    <style:style style:name="P125" style:family="paragraph" style:parent-style-name="Text_20_body">
      <loext:graphic-properties draw:fill="solid" draw:fill-color="#eeeeee" draw:opacity="100%"/>
      <style:paragraph-properties fo:background-color="#eeeeee"/>
    </style:style>
    <style:style style:name="P126" style:family="paragraph" style:parent-style-name="First_20_line_20_indent">
      <loext:graphic-properties draw:fill="solid" draw:fill-color="#eeeeee" draw:opacity="100%"/>
      <style:paragraph-properties fo:background-color="#eeeeee"/>
      <style:text-properties fo:language="ru" fo:country="RU"/>
    </style:style>
    <style:style style:name="P12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8" style:family="paragraph" style:parent-style-name="Text_20_body">
      <style:paragraph-properties fo:margin-left="0in" fo:margin-right="0in" fo:text-align="justify"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16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e4e6b"/>
    </style:style>
    <style:style style:name="P16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0d83e6" officeooo:paragraph-rsid="000d83e6"/>
    </style:style>
    <style:style style:name="P16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en" fo:country="US" fo:background-color="transparent"/>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16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2" style:family="paragraph" style:parent-style-name="Heading_20_1">
      <loext:graphic-properties draw:fill="solid" draw:fill-color="#eeeeee" draw:opacity="100%"/>
      <style:paragraph-properties fo:background-color="#eeeeee"/>
    </style:style>
    <style:style style:name="P173" style:family="paragraph" style:parent-style-name="Heading_20_1">
      <style:paragraph-properties fo:margin-left="0in" fo:margin-right="0in" fo:text-align="center" style:justify-single-word="false" fo:text-indent="0.1965in" style:auto-text-indent="false"/>
    </style:style>
    <style:style style:name="P174" style:family="paragraph" style:parent-style-name="Heading_20_2">
      <style:text-properties fo:language="en" fo:country="US"/>
    </style:style>
    <style:style style:name="P175" style:family="paragraph" style:parent-style-name="Heading_20_2">
      <style:text-properties fo:language="ru" fo:country="RU"/>
    </style:style>
    <style:style style:name="P176" style:family="paragraph" style:parent-style-name="Heading_20_2">
      <loext:graphic-properties draw:fill="solid" draw:fill-color="#eeeeee" draw:opacity="100%"/>
      <style:paragraph-properties fo:background-color="#eeeeee"/>
      <style:text-properties fo:language="ru" fo:country="RU"/>
    </style:style>
    <style:style style:name="P177" style:family="paragraph" style:parent-style-name="Heading_20_2">
      <style:paragraph-properties fo:text-align="justify" style:justify-single-word="false"/>
    </style:style>
    <style:style style:name="P178" style:family="paragraph" style:parent-style-name="Heading_20_2">
      <loext:graphic-properties draw:fill="solid" draw:fill-color="#eeeeee" draw:opacity="100%"/>
      <style:paragraph-properties fo:background-color="#eeeeee"/>
    </style:style>
    <style:style style:name="P17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loext:char-shading-value="0" style:font-weight-asian="normal" style:font-weight-complex="normal"/>
    </style:style>
    <style:style style:name="T16" style:family="text">
      <style:text-properties fo:language="en" fo:country="US" fo:background-color="transparent"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language="en" fo:country="US" fo:background-color="transparent" loext:char-shading-value="0"/>
    </style:style>
    <style:style style:name="T30"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1" style:family="text">
      <style:text-properties fo:color="#800000" officeooo:rsid="000b47e7"/>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officeooo:rsid="000b47e7"/>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0000ff" fo:language="ru" fo:country="RU"/>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officeooo:rsid="000b47e7"/>
    </style:style>
    <style:style style:name="T92" style:family="text">
      <style:text-properties officeooo:rsid="000cebde"/>
    </style:style>
    <style:style style:name="T93" style:family="text">
      <style:text-properties officeooo:rsid="000e1715"/>
    </style:style>
    <style:style style:name="T94" style:family="text">
      <style:text-properties officeooo:rsid="001159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Последний фанфик</text:h>
      <text:p text:style-name="P1"><text:span text:style-name="T1">&lt;</text:span><text:span text:style-name="T63">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50">&lt;</text:span><text:span text:style-name="T54">Э</text:span><text:span text:style-name="T30">пизод в Кантерлоте, где Луна составляет невысокое мнение об умственных способностях Макса</text:span><text:span text:style-name="T50">&gt;</text:span></text:p>
      <text:p text:style-name="P46">&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4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0">&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0">&lt;<text:span text:style-name="T1">Сел показывает и даёт прочувствовать Максу корректировку орбиты Эквуса («подъём» Солнца)</text:span>&gt;</text:p>
      <text:p text:style-name="P50">&lt;Сел пытается научить Макса телепортации, и он телепортирует Агамемнона в пещеру под Кантерлотом&gt;</text:p>
      <text:p text:style-name="P62"><text:span text:style-name="T10">&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62">&lt;Добавить эпизод подбора снаряги перед опасным заданием&gt;</text:p>
      <text:p text:style-name="P86">Таймлайн <text:span text:style-name="T10">(</text:span>события через 10 лет после Обмена): </text:p>
      <text:p text:style-name="P86">Год 2143 ПВ <text:span text:style-name="T10">(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0">&lt;</text:span>7<text:span text:style-name="T10">-</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0">&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0">&lt;</text:span>28-е июня<text:span text:style-name="T10">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text:soft-page-break/>&lt;4-е июля - Дэш стучит лбом в дерево. Обнимашки</text:p>
      <text:p text:style-name="P86">8-е июля — прибытие в Груммингтон</text:p>
      <text:p text:style-name="P86">9-е июля –<text:span text:style-name="T10"> </text:span>Провал Груммингтона. Отбытие с Груммингтона</text:p>
      <text:p text:style-name="P86"><text:span text:style-name="T10">&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0">[</text:span>21-е июля<text:span text:style-name="T10">]</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149602193931992492"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4512232105589449666" text:style-name="L2">
        <text:list-item>
          <text:p text:style-name="P157">«Великие грифоны прошлого» - из канона (5<text:span text:style-name="T10">s8e)</text:span></text:p>
        </text:list-item>
        <text:list-item>
          <text:p text:style-name="P157">«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70">Природа Проклятий</text:span>» - обмен</text:p>
        </text:list-item>
        <text:list-item>
          <text:p text:style-name="P157"><text:span text:style-name="T70">«Магия для Чайников»</text:span> - обмен</text:p>
        </text:list-item>
        <text:list-item>
          <text:p text:style-name="P157"><text:span text:style-name="T70">«Энциклопедия Арканум»</text:span> - обмен</text:p>
        </text:list-item>
        <text:list-item>
          <text:p text:style-name="P157">«О Гейсах» - обмен</text:p>
        </text:list-item>
        <text:list-item>
          <text:p text:style-name="P157">«<text:span text:style-name="T70">Тайны Тайных Наук</text:span>» - обмен</text:p>
        </text:list-item>
        <text:list-item>
          <text:p text:style-name="P158">«Основы Заклятий» - обмен</text:p>
        </text:list-item>
        <text:list-item>
          <text:p text:style-name="P15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975329930825642365"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70">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4"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0">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2">&lt;<text:span text:style-name="T24">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2">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2"/>
      <text:p text:style-name="P42">Так, что тут у нас? <text:span text:style-name="T1">Т</text:span>ри последних запроса вызвали сбои в работе кластера и заставили перегрузиться один из хостов.</text:p>
      <text:p text:style-name="P42">Введём-ка парочку <text:span text:style-name="T1">общих</text:span> вопросов <text:span text:style-name="T1">для разминки</text:span>.</text:p>
      <text:p text:style-name="P42"/>
      <text:p text:style-name="P83"><text:soft-page-break/><text:span text:style-name="T10">– Нэш, к</text:span>ак называется наш проект?</text:p>
      <text:p text:style-name="P81"><text:span text:style-name="T7">– </text:span><text:span text:style-name="T72">Дайсон.</text:span></text:p>
      <text:p text:style-name="P81"><text:span text:style-name="T7">– </text:span><text:span text:style-name="T72">Сколько тебе лет?</text:span></text:p>
      <text:p text:style-name="P81"><text:span text:style-name="T7">– </text:span><text:span text:style-name="T72">Два года с начала запуска кластера.</text:span></text:p>
      <text:p text:style-name="P81"><text:span text:style-name="T7">– </text:span><text:span text:style-name="T72">Какой сейчас год?</text:span></text:p>
      <text:p text:style-name="P81"><text:span text:style-name="T7">– </text:span><text:span text:style-name="T72">202</text:span><text:span text:style-name="T7">1</text:span><text:span text:style-name="T72">-й.</text:span></text:p>
      <text:p text:style-name="P26"/>
      <text:p text:style-name="P42">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1"/>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7">–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2"><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2"><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42"/>
      <text:p text:style-name="P42">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42">Ага, уже теплее.</text:p>
      <text:p text:style-name="P42"/>
      <text:p text:style-name="P81"><text:span text:style-name="T7">– Нэш</text:span><text:span text:style-name="T72">, выдай диагностику модуля </text:span><text:span text:style-name="T7">аналитики.</text:span></text:p>
      <text:p text:style-name="P42"/>
      <text:p text:style-name="P42">Йо! Видеокамеры молча наблюдают за поднятым вверх <text:span text:style-name="T1">большим пальцем</text:span>.</text:p>
      <text:p text:style-name="P42">Всё <text:span text:style-name="T1">ясно</text:span>. Версия аналитического модуля устарела и стала несовместимой с последним релизом кибермозга.</text:p>
      <text:p text:style-name="P42">Набираю номер прожект-мэнеджера.</text:p>
      <text:p text:style-name="P42"/>
      <text:p text:style-name="P42"><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0">– </text:span>Окей. Спасибо, <text:span text:style-name="T1">Анон</text:span>.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2"><text:span text:style-name="T1">– </text:span>Ааа, понятно. Ладно, у меня всё. <text:span text:style-name="T1">Отбой</text:span>!</text:p>
      <text:p text:style-name="P43"><text:span text:style-name="T1">– Отбой</text:span>. <text:span text:style-name="T1">Ещё раз спасибо, что помог. Жаль, что ты ушёл</text:span><text:span text:style-name="T10">.</text:span></text:p>
      <text:p text:style-name="P55"/>
      <text:p text:style-name="P101">Бип-бип-бип.</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30">***</text:p>
      <text:p text:style-name="P13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3">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4">Музыка быстрая, тревожная, надорваная и печальная (Pet Shop Boys “So Hard” ?)</text:p>
      <text:p text:style-name="P31"/>
      <text:p text:style-name="P93"><text:span text:style-name="T10">&lt;</text:span><text:span text:style-name="T1">Описание полёта через Эогипп. Удивлённый взгляд Анакорна</text:span><text:span text:style-name="T10">&gt;</text:span></text:p>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 Сестра, ты идёшь? – заглянула в зал Луна.</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0">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3455160438673176426"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7"/>
      <text:p text:style-name="P13">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2"><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0">4. </text:span>Библиотека</text:h>
      <text:p text:style-name="P20">&lt;<text:span text:style-name="T62">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4">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1">–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6">Селестия нахмурилась и угрожающе подняла крылья.</text:p>
      <text:p text:style-name="P56"><text:span text:style-name="T10">– </text:span>Не забывай, человек, я — могущественный маг и правитель Эквестрии. Ко мне нужно относиться с должным уважением!</text:p>
      <text:p text:style-name="P56"><text:span text:style-name="T10">– </text:span>А то что? Превратишь в жабу? Сошлёшь на Луну? Убьёшь нахер?</text:p>
      <text:p text:style-name="P56"><text:soft-page-break/>Аликорница сникла. Уши её опустились.</text:p>
      <text:p text:style-name="P56"><text:span text:style-name="T10">– </text:span>Макс, не надо... Ты же знаешь, я этого не сделаю.</text:p>
      <text:p text:style-name="P56"><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6"><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6"><text:span text:style-name="T10">Аликорница уселась н</text:span>а пол <text:span text:style-name="T10">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6"><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0">– </text:span>Вот, читай отсюда. <text:span text:style-name="T10">– а</text:span>ликорница подчеркнула абзац копытом.</text:p>
      <text:p text:style-name="P56"/>
      <text:p text:style-name="P58">***</text:p>
      <text:p text:style-name="P58"/>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3">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6">–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75" text:outline-level="2"><text:span text:style-name="T10">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62">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4">Селестия достаёт из потайной щели свиток с мыслями Селестии</text:span><text:span text:style-name="T23">`<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text:soft-page-break/>–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8">День 137344</text:p>
      <text:p text:style-name="P6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8">…</text:p>
      <text:p text:style-name="P68">День 287651</text:p>
      <text:p text:style-name="P6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8">…</text:p>
      <text:p text:style-name="P68">День 364886</text:p>
      <text:p text:style-name="P68">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text:soft-page-break/></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74" text:outline-level="2">6. Стыд</text:h>
      <text:p text:style-name="P56"/>
      <text:p text:style-name="P68">~~~ Завтра на семь в библиотеке ~~~</text:p>
      <text:p text:style-name="P68"/>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text:soft-page-break/>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text:span text:style-name="T78">Стирание</text:span>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4">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0">&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0">— умение делегировать полномочия. Вечером того же дня я села за письменный стол.</text:span></text:p>
      <text:p text:style-name="P46">“<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0">—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 Если хочешь.</text:p>
      <text:p text:style-name="P56"><text:soft-page-break/>– Хорошо. До встречи, Селли.</text:p>
      <text:p text:style-name="P56">– До встречи, Макс.</text:p>
      <text:p text:style-name="P56"/>
      <text:h text:style-name="Heading_20_2" text:outline-level="2"><text:span text:style-name="T1">8</text:span>. (40*<text:span text:style-name="T10">ctg(Pi/4)-6)/(ln(e)-sin(0))</text:span></text:h>
      <text:p text:style-name="P88">Mark Knopfler — Hill Farmers Blues — или на следующую главу (прощание)</text:p>
      <text:p text:style-name="P56"/>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46">…</text:p>
      <text:p text:style-name="P46"/>
      <text:p text:style-name="P56">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6"> </text:span><text:span text:style-name="T47">—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6">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6"><text:soft-page-break/>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0">–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0">–</text:span> А водку у вас принято пить?</text:p>
      <text:p text:style-name="P44"><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6"><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0">– Это ты называешь “дружбой”? – с </text:span>улыбкой хмыкнул<text:span text:style-name="T10"> я. – </text:span>Мне нравится твоё чувство юмора.</text:p>
      <text:p text:style-name="P56">Аликорница нахмурилась.</text:p>
      <text:p text:style-name="P56"><text:span text:style-name="T10">–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6">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6">–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8">***</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2">А из Пинто Крика уже месяц нет новостей...</text:span></text:p>
      <text:p text:style-name="P5"><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6"><text:span text:style-name="T52">– </text:span>“<text:span text:style-name="T1">Что я могу сделать, чтобы вернуть всё назад?</text:span>”</text:p>
      <text:p text:style-name="P16"><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2">– </text:span><text:span text:style-name="T38">Что бы это значило, Флер?</text:span></text:p>
      <text:p text:style-name="P16"><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пони!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6"/>
      <text:p text:style-name="P1"><text:span text:style-name="T48">&lt;</text:span><text:span text:style-name="T69">Mark Knopfler - </text:span><text:span text:style-name="T68">Hill Farmer's Blues</text:span><text:span text:style-name="T48">&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0">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78">мино</text:span>тавра?</text:p>
      <text:p text:style-name="P68">– <text:s/>Тебя забрать я ему не дам. А в дядю не тыкай копытом, это невежливо! Спи уже, моя маленькая!</text:p>
      <text:p text:style-name="P68"><text:soft-page-break/>– Поцелуй меня на ночь, мам!</text:p>
      <text:p text:style-name="P68">– Конечно, моя хорошая...</text:p>
      <text:p text:style-name="P6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6"/>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text:soft-page-break/></text:p>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4">“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7">***</text:p>
      <text:p text:style-name="P46"/>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6"><text:span text:style-name="T10">– Вот ещё! </text:span>– возмутился дракончик. – Никогда на такое не соглашусь!</text:p>
      <text:p text:style-name="P56"><text:soft-page-break/>–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6">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85">&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7">»</text:span></text:p>
      <text:p text:style-name="P14">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3">—</text:span><text:span text:style-name="T14"> </text:span><text:span text:style-name="T72">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6">&lt;<text:span text:style-name="T71">d.notive — Talking Flight</text:span>&gt;</text:p>
      <text:p text:style-name="P68">Дата: 12.04.1003 А.С.</text:p>
      <text:p text:style-name="P68">Эксперимент: заклинание Воплощения Индрэ</text:p>
      <text:p text:style-name="P68">Испытуемая: Рэрити</text:p>
      <text:p text:style-name="P68"><text:soft-page-break/>Синопсис: запись сна со слов испытуемой</text:p>
      <text:p text:style-name="P68">Замечания: замечаний нет</text:p>
      <text:p text:style-name="P68"/>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51">чёрный экран?</text:span></text:p>
      <text:p text:style-name="P53"/>
      <text:p text:style-name="P58">***</text:p>
      <text:p text:style-name="P56"/>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
      <text:p text:style-name="P68">Дата: 12.04.1003 А.С.</text:p>
      <text:p text:style-name="P68">Эксперимент: заклинание Воплощения Индрэ</text:p>
      <text:p text:style-name="P68"><text:soft-page-break/>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3">***</text:p>
      <text:p text:style-name="P1"/>
      <text:p text:style-name="P24">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6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5">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7">—</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6"><text:span text:style-name="T10">– Если </text:span>только <text:span text:style-name="T10">их правильно вызывают. – </text:span>пробурчал Спайк, возвращаясь в корзинку.</text:p>
      <text:p text:style-name="P44"><text:span text:style-name="T10">–</text:span> <text:span text:style-name="T1">Эмм. </text:span>Что он имел ввиду?</text:p>
      <text:p text:style-name="P44"><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4"><text:span text:style-name="T10">– </text:span><text:span text:style-name="T1">Да, завершилось всё препаршиво. Принцесса Луна сказала, лучше бы её обратно на Луну закинули.</text:span></text:p>
      <text:p text:style-name="P44"><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10">– </text:span><text:span text:style-name="T1">Хм. Нет.</text:span></text:p>
      <text:p text:style-name="P44"><text:span text:style-name="T10">– </text:span><text:span text:style-name="T1">А друзья?</text:span></text:p>
      <text:p text:style-name="P44"><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8">.</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4">Чужестранец-примат разбил сердце нашей обожаемой Селестии! Двор в отчаянии </text:span><text:span text:style-name="T13">—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0">– </text:span>Привет, Эй-Джей! У тебя проблемы?</text:p>
      <text:p text:style-name="P56"><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0">–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0">–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0">– Г</text:span>отово. Принимай работу, хозяйка!</text:p>
      <text:p text:style-name="P56">Эпплджек стиснула меня в сокрушающих объятиях.</text:p>
      <text:p text:style-name="P56"><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0">–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0">–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72">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72">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0">– </text:span>Свободно? <text:span text:style-name="T10">– </text:span>спросил я у единственной пони, сидящей за столиком.</text:p>
      <text:p text:style-name="P56"><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6"><text:span text:style-name="T10">– <text:s/></text:span>Пирог с грибами, яишницу и чизкейк<text:span text:style-name="T10"> – </text:span>сообщил я подошедшей официантке.</text:p>
      <text:p text:style-name="P56"><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6"><text:span text:style-name="T10">–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0">– </text:span>Вы, наверное, ждёте кого-то?</text:p>
      <text:p text:style-name="P59"><text:span text:style-name="T10">– </text:span>Неа.</text:p>
      <text:p text:style-name="P59"><text:span text:style-name="T10">– </text:span>Просто обедаете?</text:p>
      <text:p text:style-name="P59"><text:span text:style-name="T10">– </text:span>Неа.</text:p>
      <text:p text:style-name="P59"><text:span text:style-name="T10">– </text:span>Просто сидите и мрачно смотрите на меня?</text:p>
      <text:p text:style-name="P59"><text:span text:style-name="T10">– </text:span>Неа.</text:p>
      <text:p text:style-name="P59">Хм, а эта пони не из разговорчивых. Ну ладно.</text:p>
      <text:p text:style-name="P59"><text:span text:style-name="T10">– </text:span>А что же вы делаете?</text:p>
      <text:p text:style-name="P59"><text:span text:style-name="T10">– </text:span>Веселюсь. <text:span text:style-name="T10">– </text:span>мрачно заявила пони.</text:p>
      <text:p text:style-name="P59"><text:span text:style-name="T10">– </text:span>Если я вас достал, то так и скажите. Извините.</text:p>
      <text:p text:style-name="P59"><text:soft-page-break/>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0">– </text:span>Привет, Анон!</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0">– </text:span>Мы с вами раньше встречались?</text:p>
      <text:p text:style-name="P59"><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0">– </text:span>Оставь, Салвер.<text:span text:style-name="T10"> </text:span>Ему за счёт заведения.</text:p>
      <text:p text:style-name="P56"><text:span text:style-name="T10">– </text:span>Ясно, мисс Пинки. <text:span text:style-name="T10">– </text:span>официантка кивнула и ушла.</text:p>
      <text:p text:style-name="P56"><text:span text:style-name="T10">– Ч</text:span>его-о-о?<text:span text:style-name="T10"> </text:span>Так это твой бар?</text:p>
      <text:p text:style-name="P56"><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6"><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0">– </text:span>У меня есть идея получше. <text:span text:style-name="T10">– </text:span>на свет показалась фляга Большого Макинтоша.</text:p>
      <text:p text:style-name="P56"><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0">– </text:span>Починил телегу. Только молчок про самогон, раз уж ты в курсе. <text:span text:style-name="T10">– </text:span>я разлил сидр по чашкам.</text:p>
      <text:p text:style-name="P56"><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0">–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oft-page-break/><text:span text:style-name="T10">– У </text:span>тебя такая смешная мордочка! <text:span text:style-name="T10">– </text:span>захихикали Пинки, покачиваясь. <text:span text:style-name="T10">– </text:span>Как будто ты <text:span text:style-name="T72">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0">– </text:span>Эммм... Скажи-ка мне, мой друг П-п-пинки... Легенда про фаэри <text:span text:style-name="T14">— </text:span><text:span text:style-name="T72">эт правда?</text:span></text:p>
      <text:p text:style-name="P56"><text:span text:style-name="T14">– </text:span><text:span text:style-name="T72">Какая из? Их много, вообще-то. Ик!</text:span></text:p>
      <text:p text:style-name="P56"><text:span text:style-name="T14">– </text:span><text:span text:style-name="T72">Про принцесс. Про то, что они фаэри, спустившиеся с неба во плоти, чтоб помогать пони управлять Эквестрией?</text:span></text:p>
      <text:p text:style-name="P56"><text:span text:style-name="T14">– </text:span><text:span text:style-name="T72">Макс, </text:span><text:span text:style-name="T14">– </text:span><text:span text:style-name="T72">захихикала Пинки, взъерошив копытами розовые кудряшки и попытавшись соорудить из них бороду, </text:span><text:span text:style-name="T14">–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4">–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4">– </text:span><text:span text:style-name="T72">Ты что-о-о! Нельзя любить фаэри! Она похитит твоё сердце, и ты будешь искать её, пока не... </text:span><text:span text:style-name="T14">– </text:span><text:span text:style-name="T72">Пинки погрузилась в так и не съеденный салат «по-Кантерлотски» и захрапела.</text:span></text:p>
      <text:p text:style-name="P56"><text:span text:style-name="T14">– </text:span><text:span text:style-name="T72">Пока не умру?</text:span></text:p>
      <text:p text:style-name="P56"><text:span text:style-name="T14">– </text:span><text:span text:style-name="T72">Нет, глупенький, </text:span><text:span text:style-name="T14">– </text:span><text:span text:style-name="T72">пробулькала Пинки из миски. </text:span><text:span text:style-name="T14">– </text:span><text:span text:style-name="T72">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0"><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0"><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0"><text:span text:style-name="T10">– </text:span>У нас?</text:p>
      <text:p text:style-name="P60"><text:soft-page-break/>Пинки молча поддела меня носом и с неожиданной<text:tab/>для такой маленькой кобылки силой буквально закинула меня себе на спин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0">– </text:span>Стооой! <text:span text:style-name="T10">– </text:span>заорал я. <text:span text:style-name="T10">– </text:span>Выпрыгивай из бочки!!!</text:p>
      <text:p text:style-name="P60">Кобылка-пилот улыбнулась и постукала копытцем по шлему, показывая, что не слышит меня.</text:p>
      <text:p text:style-name="P60"><text:span text:style-name="T10">– </text:span>Выпрыгивааа... <text:span text:style-name="T10">–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0">– </text:span>Смотри, вот те и ответ на вопрос, куда деваются пони!</text:p>
      <text:p text:style-name="P60"><text:span text:style-name="T10">– </text:span>Где? <text:span text:style-name="T10">– </text:span>единорожка начала оглядываться.</text:p>
      <text:p text:style-name="P60"><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0"><text:span text:style-name="T10">– </text:span>И что? Я всё равно не пойму, куда пони деваются? И куда пропала Скуталу?</text:p>
      <text:p text:style-name="P60"><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1"><text:soft-page-break/>***<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6"/>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0">P.S. Н</text:span>е гневите мироздание воровством! <text:span text:style-name="T34">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0"/>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8"/>
      <text:h text:style-name="Heading_20_2" text:outline-level="2">13. Мэйнхэттен</text:h>
      <text:p text:style-name="P91">ZZ Top – Gimme all your lovin</text:p>
      <text:p text:style-name="P91">Mothley Crue – Kick Start My Heart</text:p>
      <text:p text:style-name="P60"><text:soft-page-break/><text:span text:style-name="T10">–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0">– </text:span>Не отсылается. Глюк какой-то.</text:p>
      <text:p text:style-name="P6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0"><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0"><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1">***</text:p>
      <text:p text:style-name="P60"/>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0">– </text:span>Это неправильно! <text:span text:style-name="T10">– </text:span>заявила Рэйнбоу Дэш, отвернувшись от окна.</text:p>
      <text:p text:style-name="P60"><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0"><text:span text:style-name="T10">– </text:span>Да я не про то! <text:span text:style-name="T10">– </text:span>отмахнулась пегаска. <text:span text:style-name="T10">– </text:span>Посмотри на поле.</text:p>
      <text:p text:style-name="P60"><text:span text:style-name="T10">– </text:span>И что? Поле как поле.</text:p>
      <text:p text:style-name="P60"><text:span text:style-name="T10">– </text:span>Оно не убрано. <text:span text:style-name="T10">– </text:span>мрачно ответила пегаска. <text:span text:style-name="T10">–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0">– </text:span>У самого посёлка поля убраны. Наверняка дойдёт дело и до остальных.</text:p>
      <text:p text:style-name="P60"><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0">– </text:span>Спасибо, но от пинкиных плюшек у меня фланки округляются.</text:p>
      <text:p text:style-name="P60"><text:span text:style-name="T10">– </text:span>Да ладно тебе, Рэйнбоу Дэш! От одной не округлятся.</text:p>
      <text:p text:style-name="P60"><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0"> </text:span>Как будто…</text:p>
      <text:p text:style-name="P60"><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0">–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0">–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0">– </text:span>Леди и джентльпони! Просьба не паниковать! Поезд дальше не идёт: впереди провал! <text:span text:style-name="T10">– </text:span>крикнул проводник.</text:p>
      <text:p text:style-name="P60"><text:span text:style-name="T10">– </text:span>Какой ещё, в дышло, провал? Я проезжал тут два дня назад!</text:p>
      <text:p text:style-name="P60"><text:span text:style-name="T10">– </text:span>Безобразие! Верните мне деньги за билет!</text:p>
      <text:p text:style-name="P60"><text:span text:style-name="T10">– </text:span>Как вы смеете! Я опоздаю в порт! <text:s/><text:span text:style-name="T10">–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0">– </text:span>Дэш, нам надо на ту сторону.</text:p>
      <text:p text:style-name="P60"><text:span text:style-name="T10">– </text:span>Нет проблем. Я могу тебя перенести.</text:p>
      <text:p text:style-name="P60">Я с сомнением посмотрел на пегаску. Дэш в холке была мне по пояс.</text:p>
      <text:p text:style-name="P60"><text:span text:style-name="T10">– </text:span>Ты точно в этом уверена?</text:p>
      <text:p text:style-name="P60"><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0">Мля.</text:p>
      <text:p text:style-name="P60"><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0">– </text:span>Я чувствую, что только что упустил отличную возможность отлить на вселенную!</text:p>
      <text:p text:style-name="P60"><text:soft-page-break/></text:p>
      <text:p text:style-name="P61">***</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0"><text:span text:style-name="T10">– </text:span>Удостоверение личности предъявлять? <text:span text:style-name="T10">– </text:span>осведомился я.</text:p>
      <text:p text:style-name="P60"><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0">Дэш, ни слова не говоря, прислонила ухо к двери.</text:p>
      <text:p text:style-name="P60"><text:span text:style-name="T10">– </text:span>Будешь смеяться, но именно этим он и занят. Вызывает полицию по телефону. <text:span text:style-name="T10">– </text:span>сообщила пегаска.</text:p>
      <text:p text:style-name="P60"><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0">– </text:span>Сколько у нас времени?</text:p>
      <text:p text:style-name="P60">Дэш почесала в затылке.</text:p>
      <text:p text:style-name="P60"><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0">–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60">Снаружи послышался вой сирены и цокот множества копыт.</text:p>
      <text:p text:style-name="P60"><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0">– </text:span>Это твои двадцать минут? <text:span text:style-name="T10">– </text:span>возмутился я. <text:span text:style-name="T10">– </text:span>Да ещё и десяти не прошло!</text:p>
      <text:p text:style-name="P60">Дэш вымучено скривилась.</text:p>
      <text:p text:style-name="P60"><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0">Я разбил топором стеклянные дверцы прибора и вытащил рубины.</text:p>
      <text:p text:style-name="P60"><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0">– </text:span>Ну уж фигушки. Я тебя тут не оставлю.</text:p>
      <text:p text:style-name="P60"><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0">– Н</text:span>е тупи! <text:span text:style-name="T10">– </text:span>упрямо мотнула головой пегаска. <text:span text:style-name="T10">–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oft-page-break/><text:span text:style-name="T10">– </text:span>Быстро за мной! <text:span text:style-name="T10">–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0">– Ю-</text:span>хууу<text:span text:style-name="T10">!!!</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0">–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0">– </text:span>Макс, подвинься!</text:p>
      <text:p text:style-name="P60">Пегаска оттеснила меня крупом и повернулась к двери задом.</text:p>
      <text:p text:style-name="P60"><text:span text:style-name="T10">–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0">– </text:span>Ты чего на меня так уставился? <text:span text:style-name="T10">– </text:span>подозрительно спросила пегаска.</text:p>
      <text:p text:style-name="P60"><text:span text:style-name="T10">– </text:span>Да так… Не ожидал, что ты такая…</text:p>
      <text:p text:style-name="P60"><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0">– </text:span>Ты! Не! По! Нял! Те! Бе! Не! Льзя! Тут! Ос! Та! ВАТЬСЯ!!! <text:span text:style-name="T10">–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oft-page-break/><text:span text:style-name="T10">–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0">–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0">–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0">– </text:span>Так-так, посмотрим, что тут у нас. Ага. Гм. Это наверняка тот монстр-примат,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0">– </text:span>А это у нас кто? Гмм. Пегаска. Вот так раз! Рэйнбоу Дэш! Какими судьбами?</text:p>
      <text:p text:style-name="P60"><text:span text:style-name="T10">– </text:span>ТРИКСИ! <text:span text:style-name="T10">– <text:s/></text:span>фейсхуфнула Дэш. <text:span text:style-name="T10">– </text:span>Во имя Селестии, ЧТО ты тут делаешь?!!</text:p>
      <text:p text:style-name="P60"><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0"><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0"><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0">– </text:span>Ей ведь нельзя рассказывать, да?</text:p>
      <text:p text:style-name="P60"><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0">– </text:span>ОГО!</text:p>
      <text:p text:style-name="P60">Единорожка аж уселась на крыльцо от удивления.</text:p>
      <text:p text:style-name="P60"><text:span text:style-name="T10">– </text:span>Представлем себе, ЧТО вы скрываете, если ты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0">– </text:span>Мы приняли решение не выдавать вас полиции в обмен на то, что вы расскажете нам о вашей секретной миссии!</text:p>
      <text:p text:style-name="P60"><text:span text:style-name="T10">– </text:span>Не пойдёт! <text:span text:style-name="T10">– </text:span>заявил я. <text:span text:style-name="T10">– </text:span>Я уже сказал, что это тайна. Мне добавить нечего.</text:p>
      <text:p text:style-name="P60"><text:span text:style-name="T10">– </text:span>Да неужели? <text:span text:style-name="T10">– </text:span>захлопала ресницами Трикси. <text:span text:style-name="T10">–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49"/>
      <text:p text:style-name="P60"><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0"><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0">– </text:span>Стой! Что ты там сказала о Селестии?</text:p>
      <text:p text:style-name="P60">Трикси молча левитировала мне газеты с трюмо.</text:p>
      <text:p text:style-name="P60">…</text:p>
      <text:p text:style-name="P60">Фак! Фак-фак-фак!!!</text:p>
      <text:p text:style-name="P60">«<text:span text:style-name="T34">Исчезновение дневной главы диархии: Эквестрия в панике!</text:span>» (статья двухдневной давности).</text:p>
      <text:p text:style-name="P60">«<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0"><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0">«<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9"><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60"><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0">–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text:soft-page-break/>Трижды дерьмо!!! Я забыл, что для проведения эксперимента, нам нужна помощь Селестии!</text:p>
      <text:p text:style-name="P60"/>
      <text:p text:style-name="P7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0">Show must go on!</text:span></text:p>
      <text:p text:style-name="P60">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60">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9">&lt;<text:span text:style-name="T76">David Bowie - Lets Dance/ Ashes To Ashes</text:span></text:p>
      <text:p text:style-name="P49"><text:span text:style-name="T76">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text:soft-page-break/>–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4">Добро пожаловать в Груммингтон! Вам здесь рады!</text:span></text:p>
      <text:p text:style-name="P60"><text:span text:style-name="T34">Население города </text:span><text:span text:style-name="T77">302 пони</text:span><text:span text:style-name="T34">.</text:span></text:p>
      <text:p text:style-name="P60"><text:span text:style-name="T77">250 пони</text:span><text:span text:style-name="T34">.</text:span></text:p>
      <text:p text:style-name="P60"><text:span text:style-name="T77">125 поней</text:span><text:span text:style-name="T34">.</text:span></text:p>
      <text:p text:style-name="P60"><text:span text:style-name="T34">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1">Дружба </text:span><text:span text:style-name="T43">—</text:span><text:span text:style-name="T21"> </text:span><text:span text:style-name="T3">э</text:span><text:span text:style-name="T21">то, </text:span><text:span text:style-name="T79">так её </text:span><text:span text:style-name="T3">разэтак</text:span><text:span text:style-name="T79">,</text:span><text:span text:style-name="T21"> магия!</text:span><text:span text:style-name="T66">»</text:span></text:p>
      <text:p text:style-name="P60"/>
      <text:p text:style-name="P6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text:soft-page-break/>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 Дэш. – мягко сказал я. – Судя по площади крыльев, пегасы держатся в воздухе, в основном, за счёт магии.</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text:soft-page-break/>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text:p>
      <text:p text:style-name="P60">–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text:soft-page-break/>– Хорошая… ммм… сказка… – пробормотала пегаска сонно. Зевнув во весь рот она потянулась и, прижавшись к моей ноге, заснула.</text:p>
      <text:p text:style-name="P6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77">37 пни</text:span></text:p>
      <text:p text:style-name="P77">24пн</text:p>
      <text:p text:style-name="P77">15</text:p>
      <text:p text:style-name="P60"><text:span text:style-name="T34">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4">Добро пожаловать в Груммингтон! Вам здесь рады!</text:span></text:p>
      <text:p text:style-name="P60"><text:span text:style-name="T34">Население города </text:span><text:span text:style-name="T77">302 пони</text:span><text:span text:style-name="T34">.</text:span></text:p>
      <text:p text:style-name="P60"><text:span text:style-name="T77">250 пони</text:span><text:span text:style-name="T34">.</text:span></text:p>
      <text:p text:style-name="P60"><text:span text:style-name="T77">125 поней</text:span><text:span text:style-name="T34">.</text:span></text:p>
      <text:p text:style-name="P60"><text:span text:style-name="T34">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0">&lt;</text:span><text:span text:style-name="T65">Metallica-Enter Sandman</text:span><text:span text:style-name="T10">&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5"/>
      <text:p text:style-name="P65">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49">&lt;<text:span text:style-name="T64">Kiss – I Was Made For Lovin’ You</text:span>&gt;</text:p>
      <text:p text:style-name="P6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text:soft-page-break/>–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text:soft-page-break/>–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уже вижу Кантерлот. Ещё день пути — и сворачиваем к Понивиллю.</text:p>
      <text:p text:style-name="P60">– А ты выдержишь?</text:p>
      <text:p text:style-name="P60">Пегаска фыркнула.</text:p>
      <text:p text:style-name="P60">–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1"><text:soft-page-break/>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71"/>
      <text:p text:style-name="P60">…</text:p>
      <text:p text:style-name="P60"/>
      <text:p text:style-name="P60">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text:soft-page-break/>–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0">–</text:span> А какой у тебя там был образ жизни?</text:p>
      <text:p text:style-name="P60"><text:span text:style-name="T10">–</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0">–</text:span> Дискордовы яйца! Ты сидел в тюрьме? За что тебя посадили?</text:p>
      <text:p text:style-name="P60"><text:span text:style-name="T10">–</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60"><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60"/>
      <text:p text:style-name="P60">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2">Пегаска <text:span text:style-name="T10">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50"/>
      <text:p text:style-name="P50">…</text:p>
      <text:p text:style-name="P50">&lt;<text:bookmark text:name="eow-title"/><text:span text:style-name="T68">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78">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0">—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0">– </text:span>Выф-выф-вуф! <text:span text:style-name="T10">– </text:span>возразил я.</text:p>
      <text:p text:style-name="P62">Отпихнув от лица живот пегаски и выплюнув шерсть, я продолжил.</text:p>
      <text:p text:style-name="P62"><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0">– </text:span>Бе-бе-бе! <text:span text:style-name="T10">– </text:span>устало передразнила меня Дэш. <text:span text:style-name="T10">–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0">– </text:span>Дэш, я знаю. Просто не могу о ней забыть.</text:p>
      <text:p text:style-name="P62">Пегаска тяжело поднялась.</text:p>
      <text:p text:style-name="P62"><text:span text:style-name="T10">– </text:span>Везёт же некоторым. <text:span text:style-name="T10">– </text:span>пробормотала она, раскрывая крылья для просушки.</text:p>
      <text:p text:style-name="P62">…</text:p>
      <text:p text:style-name="P62"><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2"/>
      <text:h text:style-name="Heading_20_2" text:outline-level="2">16. <text:span text:style-name="T1">Понивилль. Фейс-контроль </text:span></text:h>
      <text:p text:style-name="P50">&lt;<text:span text:style-name="T64">Mothley Crue – Cickstart my heart</text:span>&gt;</text:p>
      <text:p text:style-name="P62">«<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
      <text:p text:style-name="P62">Я отложил стопку газет, принесенных пегаской.</text:p>
      <text:p text:style-name="P62"><text:span text:style-name="T10">–</text:span> Про меня таки забыли. Отлично.</text:p>
      <text:p text:style-name="P62"><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2"><text:span text:style-name="T10">–</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0">– </text:span>Твайлайт, привет! Мы вернулись! <text:span text:style-name="T10">–</text:span> я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0">– К</text:span>АКОГО ХУЯ?!! Твайлайт, ёб твою понимать, ты чё творишь? <text:span text:style-name="T10">– </text:span>я вцепился в ручку двери.</text:p>
      <text:p text:style-name="P62"><text:span text:style-name="T10">– </text:span>Твайли, ты чего? <text:span text:style-name="T10">– </text:span>брыкалась Дэш. <text:span text:style-name="T10">– </text:span>Немедленно опусти меня на пол!</text:p>
      <text:p text:style-name="P62"><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2"><text:soft-page-break/>ХРУСТЬ!</text:p>
      <text:p text:style-name="P62">Дверная ручка оторвалась с мясом и я продолжил низвержение в подвал.</text:p>
      <text:p text:style-name="P62"><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0">– </text:span>Где-то он тут был, я же клала его сюда на прошлой неделе, после эксперимента с тыквой!</text:p>
      <text:p text:style-name="P6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0">– </text:span>Твайлайт, не смей! <text:span text:style-name="T10">– </text:span>хриплым от ужаса голосом прошептал я.</text:p>
      <text:p text:style-name="P62"><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2">Скальпель с огромной скоростью метнулся ко мне.</text:p>
      <text:p text:style-name="P62"><text:span text:style-name="T10">– </text:span>А-А-А-А-А-А!</text:p>
      <text:p text:style-name="P62">Вжик-вжие-вжик!</text:p>
      <text:p text:style-name="P62">Лоскутья одежды полетели на пол. Я лежал на столе как новорождённый и орал соответственно.</text:p>
      <text:p text:style-name="P62"><text:span text:style-name="T10">– О</text:span>у! <text:span text:style-name="T78">Что-то новенькое! </text:span>Это надо задокументировать.</text:p>
      <text:p text:style-name="P62">Невесть откуда взявшийся фотоаппарат сделал несколько снимков моего естества в разных ракурсах.</text:p>
      <text:p text:style-name="P62"><text:span text:style-name="T10">– </text:span>Хрен-то тебе зачем? <text:span text:style-name="T10">– </text:span>с бессильной злостью спросил я. <text:span text:style-name="T10">– </text:span><text:span text:style-name="T78">Т</text:span>ы собираешься устроить филиал порнхаба для пони-извращенцев?</text:p>
      <text:p text:style-name="P62"><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oft-page-break/><text:span text:style-name="T10">– </text:span>А если попроще?</text:p>
      <text:p text:style-name="P62"><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2"><text:span text:style-name="T10">– М</text:span>агнетрон вводит в резонанс только частицы магического субстрата. Тебе не о чём волноваться.</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2"/>
      <text:p text:style-name="P51">***</text:p>
      <text:p text:style-name="P51"/>
      <text:p text:style-name="P62"><text:span text:style-name="T10">– </text:span>А-А-А-А-А-А!!! Бля!</text:p>
      <text:p text:style-name="P62">Мой полёт сквозь усыпанную звёздами сине-зелёную мглу закончился столкновением с чем-то мягким.</text:p>
      <text:p text:style-name="P62"><text:span text:style-name="T10">–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0">– </text:span>А-А-А-А-А-А!!!</text:p>
      <text:p text:style-name="P62"/>
      <text:p text:style-name="P64">***</text:p>
      <text:p text:style-name="P64"/>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0">– </text:span>Никогда, слышишь, никогда больше не смей подымать меня...</text:p>
      <text:p text:style-name="P62"><text:span text:style-name="T10">– </text:span>Откуда я знала, что резонансное заклинание так среагирует на...</text:p>
      <text:p text:style-name="P62"><text:span text:style-name="T10">– М</text:span>акс? <text:span text:style-name="T10">– </text:span>пегаска заметила, что я открыл глаза. <text:span text:style-name="T10">– </text:span>Ты в порядке?</text:p>
      <text:p text:style-name="P62">Я издал нечто среднее между брачным рёвом лося и стоном умирающего слона.</text:p>
      <text:p text:style-name="P62"><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text:span text:style-name="T10">– </text:span>Итак, мы:</text:p>
      <text:p text:style-name="P62">а) Имеем резонаторные рубины для ускорителя.</text:p>
      <text:p text:style-name="P62">б) После исчезновения принцессы Селестиии, не имеем <text:s/>возможности контролировать усиленное ускорителем <text:s/>заклинание Индрэ.</text:p>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text:p>
      <text:p text:style-name="P62">Во втором случае вероятность возникновения крупной энергомагической вспышки я оцениваю как один к трём.</text:p>
      <text:p text:style-name="P62"><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2"><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2"><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2"><text:span text:style-name="T10">– </text:span>Тебе-то на Понивилль точно махать! <text:span text:style-name="T10">– </text:span>огрызнулась фермерша. <text:span text:style-name="T10">– Т</text:span>вой дом, поди, не зацепит.</text:p>
      <text:p text:style-name="P62"><text:span text:style-name="T10">– </text:span>Что ты сказала? А ну, повтори? <text:span text:style-name="T10">– </text:span>взвилась пегаска.</text:p>
      <text:p text:style-name="P62"><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2"><text:span text:style-name="T10">– </text:span>Ась?</text:p>
      <text:p text:style-name="P62"><text:span text:style-name="T10">– </text:span>Что?</text:p>
      <text:p text:style-name="P62"><text:span text:style-name="T10">– </text:span>Какой? <text:span text:style-name="T10">– </text:span>разом <text:span text:style-name="T10">о</text:span>бернулась ко мне компания.</text:p>
      <text:p text:style-name="P62"><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2"><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2"><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0">– </text:span>Рэр, иногда лучше жевать, чем говорить. Вот честно!</text:p>
      <text:p text:style-name="P62"><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text:span text:style-name="T10">– </text:span>Они лежали в нагрудном кармане рубашки.</text:p>
      <text:p text:style-name="P62">Твайлайт отвлеклась от доски.</text:p>
      <text:p text:style-name="P62"><text:span text:style-name="T10">–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0">– </text:span>Вот, прибрался малёхо. Но с потолка сажу ещё не успел счистить, там стремянка нужна.</text:p>
      <text:p text:style-name="P62"><text:span text:style-name="T10">– </text:span>Спайки-Вайки, не выкидывай одежду, пожалуйста. В ней должны быть рубины.</text:p>
      <text:p text:style-name="P62"><text:span text:style-name="T10">– </text:span>Какие ещё рубины? <text:span text:style-name="T10">– </text:span>переспросил Спайк и зажевал быстрее.</text:p>
      <text:p text:style-name="P62"><text:span text:style-name="T10">–</text:span> Резонаторные! <text:span text:style-name="T10">–</text:span> холодея, ответил я. <text:span text:style-name="T10">– </text:span>В кармане рубашки должны лежать четыре кристалла.</text:p>
      <text:p text:style-name="P62"><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8"/>
      <text:p text:style-name="P62">…</text:p>
      <text:p text:style-name="P62"/>
      <text:p text:style-name="P62"><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2">Подушка отогнулась и в прямоугольнике света показалась голова Пинки.</text:p>
      <text:p text:style-name="P62"><text:span text:style-name="T10">– </text:span>Макс. Ты сейчас правильный, или нет?</text:p>
      <text:p text:style-name="P62"><text:span text:style-name="T10">– </text:span>Макс, ты как? Тебе уже лучше? <text:span text:style-name="T10">– </text:span>в прямоугольнике появилась голова Рэйнбоу Дэш.</text:p>
      <text:p text:style-name="P62"><text:span text:style-name="T10">– </text:span>Фигурально выражаясь, ты в себе? <text:span text:style-name="T10">– </text:span>вклинилась между ними Твайлайт Спаркл.</text:p>
      <text:p text:style-name="P62"><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0">– </text:span>Отпустите. Я уже правильный. <text:span text:style-name="T10">–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2"><text:span text:style-name="T10">– </text:span>Спайк!!! Немедленно... <text:s/>сбегай в лавку к Кейкам за выпечкой! Нам всем нужно успокоиться.</text:p>
      <text:p text:style-name="P62"><text:span text:style-name="T10">– </text:span>Уже бегу!</text:p>
      <text:p text:style-name="P62"/>
      <text:p text:style-name="P64">***</text:p>
      <text:p text:style-name="P62"/>
      <text:p text:style-name="P6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2"><text:span text:style-name="T10">– </text:span>Не беспокойся, всё просчитано. Я уверена, я подчёркиваю, абсолютно уверена в безопасности эксперимента!</text:p>
      <text:p text:style-name="P62"><text:span text:style-name="T10">– </text:span>Ой, чего-то мне нехорошо становится, когда ты так говоришь...</text:p>
      <text:p text:style-name="P62"><text:span text:style-name="T10">– </text:span>Девочки,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17. <text:span text:style-name="T1">Откровение</text:span></text:h>
      <text:p text:style-name="P50">&lt;<text:span text:style-name="T64">Mission Impossible theme</text:span>&gt;</text:p>
      <text:p text:style-name="P6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него.</text:p>
      <text:p text:style-name="P6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хожу провал.</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80">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2">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62"><text:soft-page-break/>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0">– </text:span>А-а-а, ты всё-таки пришёл… <text:span text:style-name="T10">–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2"><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2"><text:span text:style-name="T10">–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pan text:style-name="T10">–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0">– </text:span>Сожалеем, что не можем убить тебя.</text:p>
      <text:p text:style-name="P62">Обернувшись я встречаюсь с рогом аликорницы, нацеленным мне в грудь.</text:p>
      <text:p text:style-name="P62"><text:span text:style-name="T10">–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0">– </text:span>Но что в Нашей власти — так это вышвырнуть тебя отсюда!</text:p>
      <text:p text:style-name="P62">Я снова отступаю. Как я помню, балкон метра три в ширину и без перил. И хоть я осознаю, что это сон, мне страшно до онемения.</text:p>
      <text:p text:style-name="P62"><text:span text:style-name="T10">–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pan text:style-name="T10">– </text:span>Кимеринн погиб, чтобы ты жил.</text:p>
      <text:p text:style-name="P62">Шаг назад.</text:p>
      <text:p text:style-name="P62"><text:span text:style-name="T10">– </text:span>Сел осталась без магии и развоплотилась из-за тебя.</text:p>
      <text:p text:style-name="P62">Шаг назад.</text:p>
      <text:p text:style-name="P62"><text:span text:style-name="T10">– </text:span>Столько надежд впустую. И, как финальная насмешка, ты увидишь гибель всего, что Нам дорого?! Не бывать этому! ПОШЁЛ ВОН!!!</text:p>
      <text:p text:style-name="P62"><text:soft-page-break/>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звёздную сине-зелёную мглу.</text:p>
      <text:p text:style-name="P62"/>
      <text:p text:style-name="P62">…</text:p>
      <text:p text:style-name="P50"/>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2">Я ВИЖУ!!! ПРОКЛЯТЬЕ, КАК ВСЁ ПРОСТО!!!</text:p>
      <text:p text:style-name="P6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2"><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2">Я киваю ей в ответ. Мне понятно, почему.</text:p>
      <text:p text:style-name="P62"><text:span text:style-name="T10">– </text:span>Как тебя зовут, малышка? Я постараюсь найти тебя. Может быть, ещё не поздно.</text:p>
      <text:p text:style-name="P62">Пегаска приветственно машет копытом.</text:p>
      <text:p text:style-name="P38"><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4">***</text:p>
      <text:p text:style-name="P64"/>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0">– </text:span>Ну что? Увидел что-нибудь, сахарок?</text:p>
      <text:p text:style-name="P62">Пони уставились на меня с надеждой.</text:p>
      <text:p text:style-name="P62"><text:span text:style-name="T10">– </text:span>Да.</text:p>
      <text:p text:style-name="P62">Откровение давило на психику как тонна кирпичей. Я не знал, что им сказать. Я не мог.</text:p>
      <text:p text:style-name="P62"><text:span text:style-name="T10">– П</text:span>ревосходно!</text:p>
      <text:p text:style-name="P62"><text:span text:style-name="T10">– </text:span>Это просто супер-дупер-здоровски-потрясно!</text:p>
      <text:p text:style-name="P62"><text:span text:style-name="T10">– </text:span>Йей!</text:p>
      <text:p text:style-name="P62"><text:span text:style-name="T10">– </text:span>Ю-ху!</text:p>
      <text:p text:style-name="P62"><text:span text:style-name="T10">– О</text:span>фигенно! Мы победили! Макс, ты молодец!</text:p>
      <text:p text:style-name="P62"><text:span text:style-name="T10">– </text:span>Замечательно! Секундочку, я приготовлю дневник…</text:p>
      <text:p text:style-name="P62">Восторг пони постепенно сменился ожиданием. Я молчал.</text:p>
      <text:p text:style-name="P62"><text:span text:style-name="T10">– </text:span>Э-м-м? И что же ты увидел? <text:span text:style-name="T10">– </text:span>не выдержала Твайлайт.</text:p>
      <text:p text:style-name="P62"><text:span text:style-name="T10">– </text:span>Я… не могу сказать.</text:p>
      <text:p text:style-name="P62">Ожидание сменилось недоумением. Рэйнбоу Дэш насмешливо скривила губы.</text:p>
      <text:p text:style-name="P62"><text:span text:style-name="T10">– </text:span>Да ладно! Кончай прикалываться, мы же ждём! Шутка зачлась!</text:p>
      <text:p text:style-name="P62"><text:span text:style-name="T10">– </text:span>Не могу!!!</text:p>
      <text:p text:style-name="P62"/>
      <text:p text:style-name="P62">…</text:p>
      <text:p text:style-name="P62"/>
      <text:p text:style-name="P62">Молчание прервала Эпплджек.</text:p>
      <text:p text:style-name="P62"><text:span text:style-name="T10">– </text:span>Сахарок, с тобой всё в порядке?</text:p>
      <text:p text:style-name="P62">Дэш подошла ко мне вплотную, обняла мою голову и прижалась нос к носу.</text:p>
      <text:p text:style-name="P62"><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2">Я высвободился из объятий пегаски.</text:p>
      <text:p text:style-name="P62"><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0">– </text:span>Конски яблоки! Вот это поворот! А мне так хотелось узнать, что за нечисть тут орудует!</text:p>
      <text:p text:style-name="P62"><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2"><text:span text:style-name="T10">– </text:span>Рэр, отвали!</text:p>
      <text:p text:style-name="P62"><text:span text:style-name="T10">– </text:span>Оу, какие страсти! Ладно-ладно, не сердись, дорогая, не мешаю!</text:p>
      <text:p text:style-name="P62"><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2"><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0">– </text:span>Стойте!</text:p>
      <text:p text:style-name="P62">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2"><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2">…</text:p>
      <text:p text:style-name="P62">«<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2">слишком громко думать. И сообщить способ спасения — означает его разрушить.</text:span>»</text:p>
      <text:p text:style-name="P62">…</text:p>
      <text:p text:style-name="P62"><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2">Пегаска сжала голову копытами.</text:p>
      <text:p text:style-name="P62"><text:span text:style-name="T10">–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2"><text:span text:style-name="T10">–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62"><text:span text:style-name="T10">– </text:span>Бедный котик. <text:span text:style-name="T10">– </text:span>прошептала Флаттершай.</text:p>
      <text:p text:style-name="P62">Я насторожился, услышав знакомое заклинание.</text:p>
      <text:p text:style-name="P62"><text:span text:style-name="T10">– </text:span>Стой! Откуда тебе известно про заклинание Стирания?</text:p>
      <text:p text:style-name="P62"><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2"><text:span text:style-name="T10">– </text:span>Гм. Ну ладно, продолжай.</text:p>
      <text:p text:style-name="P62"><text:span text:style-name="T10">– </text:span>Так вот, по условию эксперимента известно, что вероятность того, что кто-то откроет ящик, ненулевая.</text:p>
      <text:p text:style-name="P62"><text:span text:style-name="T10">– </text:span>И что это означает, дорогая? <text:span text:style-name="T10">– </text:span>спросила Рэрити.</text:p>
      <text:p text:style-name="P62"><text:soft-page-break/><text:span text:style-name="T10">– </text:span>Это значит, что кто-нибудь когда-нибудь обязательно откроет его.</text:p>
      <text:p text:style-name="P62"><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2"><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0">–</text:span> То есть, ты хочешь сказать, что мы все — навроде этого кота, а Макс боится открыть ящик? Чтоб мы не исчезли окончательно?</text:p>
      <text:p text:style-name="P62"><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2">Я поднял руку, прося слово. Пони обернулись на меня и затихли.</text:p>
      <text:p text:style-name="P62"><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2">…</text:p>
      <text:p text:style-name="P62"><text:span text:style-name="T10">– </text:span>Лягать! <text:span text:style-name="T10">– </text:span>выругалась Дэш. <text:span text:style-name="T10">– </text:span>Значит, наши усилия по доставке резонаторов пошли лесом.</text:p>
      <text:p text:style-name="P62"><text:span text:style-name="T10">–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0">– </text:span>Тихо! Спайк, будь добр, сбегай к Кейкам за выпечкой. Нам надо успокоиться. Макс, хоть про Селестию ты нам можешь рассказать?</text:p>
      <text:p text:style-name="P62"><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2"><text:span text:style-name="T10">– А </text:span>как ты узнал… <text:span text:style-name="T10">– </text:span>начала было единорожка, но её перебил напряжённый голос Спайка.</text:p>
      <text:p text:style-name="P62"><text:span text:style-name="T10">– </text:span>Твай! <text:span text:style-name="T10">– </text:span>дракончик стоял в дверях спиной к нам. <text:span text:style-name="T10">– </text:span>У нас гости.</text:p>
      <text:p text:style-name="P62">Спайк попятился назад. Дверь широко растворилась и в библиотеку вошла Луна.</text:p>
      <text:p text:style-name="P62"/>
      <text:h text:style-name="Heading_20_2" text:outline-level="2">18.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2"><text:span text:style-name="T10">– </text:span>Макс, беги!!!</text:p>
      <text:p text:style-name="P6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62">Мы с пегаской застыли в синем левитационном поле и поплыли к Луне.</text:p>
      <text:p text:style-name="P62"><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text:p>
      <text:p text:style-name="P62"><text:span text:style-name="T10">–</text:span> Что? Мы не ослышались? ТЫ СМЕЕШЬ МЕШАТЬ НАМ?!!</text:p>
      <text:p text:style-name="P62">Нас опять потащило к Луне. Дэш подпёрла голову копытом и скорчила скучающую мину.</text:p>
      <text:p text:style-name="P62"><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3">Добавить в главы с Твайлайт её попытки заигрывания с Максом</text:span><text:span text:style-name="T10">&gt;</text:span></text:p>
      <text:p text:style-name="P62">В голосе лавандовой единорожки звучал металл. Мы опять полетели к Твайлайт.</text:p>
      <text:p text:style-name="P62"><text:span text:style-name="T10">–</text:span> ДОВОЛЬНО! НАМ НАДОЕЛА ЭТА НЕПОКОРНОСТЬ! ПОЗНАЙ ГНЕВ ПРИНЦЕССЫ НОЧИ!!!</text:p>
      <text:p text:style-name="P62"><text:span text:style-name="T10">–</text:span> Элементы! Аврал!!! Работаем!!!</text:p>
      <text:p text:style-name="P62">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62"><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6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62"><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62"><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0">– О</text:span>хренеть! <text:span text:style-name="T10">– </text:span>чертыхнулся Спайк. <text:span text:style-name="T10">– </text:span><text:s/>Твай, она создаёт сферу стихий!</text:p>
      <text:p text:style-name="P62"><text:span text:style-name="T10">– </text:span>Вижу! <text:span text:style-name="T10">– </text:span>донёсся голос единорожки из-под потолка. <text:span text:style-name="T10">– </text:span>Задействовала план «Д»!</text:p>
      <text:p text:style-name="P6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2"><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0">– </text:span>Погоди. У меня есть вариант получше.</text:p>
      <text:p text:style-name="P62">Я вылез из-под шкафа и попрыгал на одной ноге в центр зала.</text:p>
      <text:p text:style-name="P62"><text:span text:style-name="T10">– </text:span>Стойте! Прекратите! Да остановитесь же!!!</text:p>
      <text:p text:style-name="P62">Аликорница и шестёрка уставились на меня.</text:p>
      <text:p text:style-name="P62"><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62"><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2"><text:span text:style-name="T10">– </text:span>Как ты её назвал? <text:span text:style-name="T10">– </text:span>отвалилась челюсть у аликорницы.</text:p>
      <text:p text:style-name="P62"><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62"><text:span text:style-name="T10">– </text:span>Что? <text:span text:style-name="T10">– </text:span>хором вскрикнули я с Луной.</text:p>
      <text:p text:style-name="P6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0">– </text:span>Твайлайт, Дёрпи сказала, у тебя есть «Особенности поведения, питания и размножения приматов»? Я бы хотела её ненадолго… Ого!!!</text:p>
      <text:p text:style-name="P62"><text:soft-page-break/>После долгой паузы тот же голос спросил:</text:p>
      <text:p text:style-name="P62"><text:span text:style-name="T10">– </text:span>Что тут случилось? Почему все висят в воздухе? И всё вот это?</text:p>
      <text:p text:style-name="P62">Голос Спайка откуда-то из подвала ответил:</text:p>
      <text:p text:style-name="P62"><text:span text:style-name="T10">– </text:span>Потому что Твайлайт остановила время. В радиусе девяти метров, как мне кажется. Или десяти.</text:p>
      <text:p text:style-name="P62"><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2"><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0">–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0">– </text:span>Она имеет ввиду, кто из единорогов в библиотеке не попал в это сверхпрозрачное стекло? Ну же, не тушуйся!</text:p>
      <text:p text:style-name="P62">Послышался застенчивый голос.</text:p>
      <text:p text:style-name="P62"><text:span text:style-name="T10">– </text:span>Эмм, я вам подхожу?</text:p>
      <text:p text:style-name="P62"><text:span text:style-name="T10">– </text:span>КТО ТЫ?</text:p>
      <text:p text:style-name="P62"><text:span text:style-name="T10">– </text:span>Эмм, Лира Хартстрингс, единорог. Я не то, чтобы маг, моя специализация — музыка…</text:p>
      <text:p text:style-name="P62"><text:span text:style-name="T10">– </text:span>ГОДИТСЯ! ТЫ ВИДИШЬ ТОЧКУ СИНГУЛЯРНОСТИ?</text:p>
      <text:p text:style-name="P62"><text:span text:style-name="T10">– </text:span>Эмм?</text:p>
      <text:p text:style-name="P62">Голос Спайка пояснил:</text:p>
      <text:p text:style-name="P62"><text:span text:style-name="T10">– </text:span>Вон та яркая искорка над лестницей, у которой вся картинка искривляется.</text:p>
      <text:p text:style-name="P62"><text:span text:style-name="T10">– </text:span>Да! Вижу.</text:p>
      <text:p text:style-name="P62"><text:span text:style-name="T10">– </text:span>ТЕПЕРЬ ЛЕВИТИРУЙ ПРИМАТА В ТОЧКУ СИНГУЛЯРНОСТИ.</text:p>
      <text:p text:style-name="P62"><text:span text:style-name="T10">– </text:span>Чего?!! <text:span text:style-name="T10">– </text:span>возопило моё малое сознание.</text:p>
      <text:p text:style-name="P62"><text:span text:style-name="T10">– </text:span>Эмм… Зачем?</text:p>
      <text:p text:style-name="P62"><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62"><text:span text:style-name="T10">– </text:span>Вы даёте слово, что человеку не будет причинён вред? <text:span text:style-name="T10">– </text:span>голос Лиры обрёл непривычную твёрдость.</text:p>
      <text:p text:style-name="P62"><text:span text:style-name="T10">– </text:span>КАК ТЫ СМЕЕШЬ СОМНЕВАТЬСЯ В НАС, СВОЕЙ ПРИНЦЕССЕ?</text:p>
      <text:p text:style-name="P62"><text:span text:style-name="T10">– Я </text:span>не сомневаюсь в вас, Ваше Высочество… Потому и требую слова!</text:p>
      <text:p text:style-name="P62"><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0">– </text:span>Ну, блядь, спасибо! <text:span text:style-name="T10">– </text:span>подумал я.</text:p>
      <text:p text:style-name="P62"><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p>
      <text:p text:style-name="P62"/>
      <text:p text:style-name="P62"><text:span text:style-name="T10">– </text:span>Буэ-э-э!</text:p>
      <text:p text:style-name="P62">То ли от воздействия сингулярности, то ли от того, что закружилась голова в торнадо, но меня буквально вывернуло наизнанку.</text:p>
      <text:p text:style-name="P62"><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0">– </text:span>Давай по-порядку. <text:span text:style-name="T10">– о</text:span>становила меня Луна. <text:span text:style-name="T10">– </text:span>С чего ты взял, что она в твоём мире?</text:p>
      <text:p text:style-name="P62"><text:soft-page-break/>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0">– </text:span>Теперь ты понимаешь, почему Мы виним тебя в развоплощении сестры?</text:p>
      <text:p text:style-name="P62"><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62">Луна пристально взглянула на меня и понимающе склонила голову.</text:p>
      <text:p text:style-name="P62"><text:span text:style-name="T10">– </text:span>Мы знаем, иногда так бывает. Продолжай.</text:p>
      <text:p text:style-name="P62"><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2"><text:span text:style-name="T10">– </text:span>Да, помним.</text:p>
      <text:p text:style-name="P62"><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2">Аликорница вернулась на место, воссоединившись с двойником.</text:p>
      <text:p text:style-name="P62"><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62"><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62">Луна сморщила нос при этих словах, но всё же кивнула.</text:p>
      <text:p text:style-name="P62"><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pan text:style-name="T10">– </text:span>Я приглашу их. Они не откажутся.</text:p>
      <text:p text:style-name="P62"><text:span text:style-name="T10">– </text:span>Что ж, ещё одной проблемой меньше. Теперь нужно решить, как найти Сел. Кто-то должен отправиться за ней.</text:p>
      <text:p text:style-name="P62"><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62"><text:span text:style-name="T10">– </text:span>А если…</text:p>
      <text:p text:style-name="P62"><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2"><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2"><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62"><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2"><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0">– </text:span>Почему же ты не смогла найти меня с его помощью?</text:p>
      <text:p text:style-name="P62">Аликорница смутилась.</text:p>
      <text:p text:style-name="P62"><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62"><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62">Я присмотрелся к ночной принцессе. Что она знает о нас с Селли?</text:p>
      <text:p text:style-name="P62"><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62"><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62"><text:span text:style-name="T10">– </text:span>А также совместить приятное с полезным. <text:span text:style-name="T10">– </text:span>не удержался я.</text:p>
      <text:p text:style-name="P56">Луна бросила на меня тяжёлый взгляд.</text:p>
      <text:p text:style-name="P60"><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5">–</text:span> Тогда зачем она..?</text:p>
      <text:p text:style-name="P56"><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0"><text:span text:style-name="T16">–</text:span> А другие? Они тоже… давали мне потому, что считали меня последним шансом?</text:p>
      <text:p text:style-name="P60">У аликорницы отвалилась челюсть.</text:p>
      <text:p text:style-name="P60"><text:span text:style-name="T16">–</text:span> Другие? Кто ещё?<text:span text:style-name="T10"> </text:span>С кем ещё у тебя были… отношения?</text:p>
      <text:p text:style-name="P56"><text:span text:style-name="T15">–</text:span> С Рэйнбоу Дэш <text:span text:style-name="T15">–</text:span> ответил я несчастным голосом. <text:span text:style-name="T15">–</text:span> И, может быть, с Пинки.</text:p>
      <text:p text:style-name="P56"><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5">–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2"><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62">Я благодарно взъерошил пегаске гриву. Уныние отступило.</text:p>
      <text:p text:style-name="P62"><text:span text:style-name="T10">– </text:span>Спасибо, Дэш. Ты настоящий друг.</text:p>
      <text:p text:style-name="P62"><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62">Я удивлённо воззрился на аликорницу.</text:p>
      <text:p text:style-name="P62"><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
      <text:h text:style-name="P177"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2"><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2">Я вытащил из кармана пасочку аликорна, подаренную мне кобылкой в Груммингтоне, и положил её на подоконник рядом с фигуркой.</text:p>
      <text:p text:style-name="P62">Тук-тук-тук!</text:p>
      <text:p text:style-name="P62"><text:span text:style-name="T10">– </text:span>Макс, ты тут? <text:span text:style-name="T10">–</text:span>Дэш просунула нос в дверь, не дожидаясь отклика. <text:span text:style-name="T10">– </text:span>Ага, вот ты где! Я с тобой!</text:p>
      <text:p text:style-name="P62"><text:soft-page-break/>Она швырнула перемётные сумки мне на постель и пошла к выходу.</text:p>
      <text:p text:style-name="P62"><text:span text:style-name="T10">– </text:span>Ну, чего застрял? Пошли скорее, а то на хавчик опоздаем! <text:span text:style-name="T10">–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50">…</text:p>
      <text:p text:style-name="P50"/>
      <text:p text:style-name="P6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0">– </text:span>Располагайтесь. <text:span text:style-name="T10">–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62"><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62"><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2">Я мило улыбнулся ей в ответ, закинул в рот пучок петрушки и ответил.</text:p>
      <text:p text:style-name="P62"><text:span text:style-name="T10">– </text:span>А ты первая на моей памяти лошадь, умеющая магичить.</text:p>
      <text:p text:style-name="P62">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2">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фермерша.</text:p>
      <text:p text:style-name="P6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text:soft-page-break/>–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только за себя, дражайшая! Я, наоборот, только вхожу во вкус!</text:p>
      <text:p text:style-name="P62">Драконикус принялся жадно есть брюкву и заткнулся.</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2">– Прибыл к нам, ага. А я-то думал, Селли сама на нашу голову вытащила эту обезьяну из мухосранска. – прочавкал сам себе Дискорд.</text:p>
      <text:p text:style-name="P62">– Мак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2">– Я полностью в вашем распоряжении, Ваше Высочество! Думаю, мои друзья меня поддержат! – отчеканила Твайлайт.</text:p>
      <text:p text:style-name="P62">Шестёрка пони отозвала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мои маленькие пони, Мы должны просить вас ещё об одной услуге.</text:p>
      <text:p text:style-name="P62">Странно и непривычно было видеть принцессу ночи сконфуженной.</text:p>
      <text:p text:style-name="P6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2">При этих словах пони стали прятать глаза, а Дэш фейсхуфнула.</text:p>
      <text:p text:style-name="P62">–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51">***</text:p>
      <text:p text:style-name="P50"/>
      <text:p text:style-name="P6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Я видела, как ты залазил сюда. Классное местечко!</text:p>
      <text:p text:style-name="P62">– Привет, Индиго.</text:p>
      <text:p text:style-name="P62">– Что-то на тебе лица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 Так это ж здорово! Я люблю, когда что-нибудь случается! Иначе скучно. А ты? Расскажи! Ты нашёл Шейлу?</text:p>
      <text:p text:style-name="P62">– Нашёл.</text:p>
      <text:p text:style-name="P62">– Вау! А принцессу Селестию?</text:p>
      <text:p text:style-name="P62">– Селестию тоже.</text:p>
      <text:p text:style-name="P62">– Круто!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2">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2"/>
      <text:p text:style-name="P7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2">До встречи!</text:p>
      <text:p text:style-name="P72"/>
      <text:p text:style-name="P62">– Селли-Селли… Ну почему ты такая… – пробормотал я сквозь слёзы.</text:p>
      <text:p text:style-name="P62"/>
      <text:p text:style-name="P64">***</text:p>
      <text:p text:style-name="P87">INXS – Suicide blonde</text:p>
      <text:p text:style-name="P6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2">– А где твой обещанный сюрприз? – донесся жеребячий голосок через изгородь. – Гости уже все собрались.</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text:soft-page-break/>– Кто первый добежит, тот… эмм…</text:p>
      <text:p text:style-name="P62">– Суперсветоч!</text:p>
      <text:p text:style-name="P62">– Агась! Галагалоперы, вперёд!</text:p>
      <text:p text:style-name="P62">– Йей!!!</text:p>
      <text:p text:style-name="P6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text:p>
      <text:p text:style-name="P62">– Наша принцесса! Наше солнце!</text:p>
      <text:p text:style-name="P62">– Она вернётся!</text:p>
      <text:p text:style-name="P62">– А то! Я всем говорил! Мне никто не верил! Никто!!!</text:p>
      <text:p text:style-name="P62">– Дайте мне вас обнять, дорогой друг!</text:p>
      <text:p text:style-name="P62">…</text:p>
      <text:p text:style-name="P6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74">Ace Enders – million different people</text:span>&gt;</text:p>
      <text:p text:style-name="P6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2">…</text:p>
      <text:p text:style-name="P62"><text:soft-page-break/>Музыкальный транс прервался цоканьем копыт по парковой дорожке. Две фигуры устало брели прочь от замка, тихо переговариваясь.</text:p>
      <text:p text:style-name="P62">– Ужель обязательно лично приветствовать каждого пони? Сестра разбаловала их. Это так утомляет!</text:p>
      <text:p text:style-name="P6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В саду прозвенел гонг. Музыка умолкла и в наступившей тишине звонкий голосок объявил в потрескивающий микрофон:</text:p>
      <text:p text:style-name="P6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любезнейше приветствовала франта Луна – Как ваше драгоценное здоровье? Как поживает ваш кузён Хавтиноуз?</text:p>
      <text:p text:style-name="P62"><text:soft-page-break/>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 Луна с некоторым смущением сообщила:</text:p>
      <text:p text:style-name="P6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50"/>
      <text:p text:style-name="P64">***</text:p>
      <text:p text:style-name="P62"/>
      <text:p text:style-name="P6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ие недели на нём никто не спал. Ни складочки, ни вмятинки, ни волоска, ни пылинки.</text:p>
      <text:p text:style-name="P62">Я окинул взглядом комнату. Взор упал на гардероб у стенки. Вот где можно найти перо или волос!</text:p>
      <text:p text:style-name="P6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2"><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4">***</text:p>
      <text:p text:style-name="P62"/>
      <text:p text:style-name="P6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2">Рычаг заклинило. Блядь!!!</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ручку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text:soft-page-break/></text:p>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2">Замок.</text:p>
      <text:p text:style-name="P62">Блядь, что с замком?!</text:p>
      <text:p text:style-name="P6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Блядь…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text:soft-page-break/>БЛЯ!!!</text:p>
      <text:p text:style-name="P6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2">– Мнэ-э-э. – в этот момент даже козлиное блеяние было для меня верхом геройства.</text:p>
      <text:p text:style-name="P62">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 А куда делась Наша башня?!! – на аликорницу было жалко смотреть.</text:p>
      <text:p text:style-name="P62">– Она внизу. – промямлил я.</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0. <text:span text:style-name="T1">Осколки</text:span></text:h>
      <text:p text:style-name="P90">Electric Light Orchestra – Sorrow about to fall</text:p>
      <text:p text:style-name="P62">Скалу ощутимо тряхнуло. Грибной суп выплеснулся из супницы на стол.</text:p>
      <text:p text:style-name="P62">– Четвёртый день уж волокут. Могли бы и научиться наконец-то. – проворчала Эпплджек с набитым ртом.</text:p>
      <text:p text:style-name="P62">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text:p>
      <text:p text:style-name="P62">– Эй-Джей, гляди, твоя ферма! – Дэш указала на ряды деревьев на окраине городка.</text:p>
      <text:p text:style-name="P62">– Агась, она! – кивнула фермерша. – А это значит, скоро приедем.</text:p>
      <text:p text:style-name="P6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2">– Итак, на рассвете мы достигнем цели. Надеюсь, все помнят план действий. Мы высаживаемся группой у входа и…</text:p>
      <text:p text:style-name="P62">– Прячемся?</text:p>
      <text:p text:style-name="P62">– Дерёмся с пландерсидами?</text:p>
      <text:p text:style-name="P62">– Создаём магическое убежище?</text:p>
      <text:p text:style-name="P62">– Нет!</text:p>
      <text:p text:style-name="P62">Луна поднесла копыто ко рту и прокашлялась.</text:p>
      <text:p text:style-name="P6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человек?</text:p>
      <text:p text:style-name="P62">Я продемонстрировал ночной принцессе шкатулку с беспорядочно мечущейся стрелкой.</text:p>
      <text:p text:style-name="P62">– Чудесно! Осталось дело за малым — найти Сестру.</text:p>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2"><text:soft-page-break/>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6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Придётся действовать по твоему плану. У нас нет времени.</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text:p>
      <text:p text:style-name="P50"><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2"><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2">…</text:p>
      <text:p text:style-name="P1"><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44"><text:span text:style-name="T10">–</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Пегаска задумалась.</text:p>
      <text:p text:style-name="P62">– Макс?</text:p>
      <text:p text:style-name="P62">– Да?</text:p>
      <text:p text:style-name="P6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Вслед за Твайлайт к нам подошли Эпплджек с Пинки. Фермерша прикоснулась ко мне копытом.</text:p>
      <text:p text:style-name="P6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2">– Супер-дупер-верно! Ещё никто не смел отобрать у Пинки друга и остаться при этом в своём уме!!!</text:p>
      <text:p text:style-name="P62">Розовая пони встала на задние ноги, передними оттянула веки и высунула язык, сотворив совершенно безумную мордаху.</text:p>
      <text:p text:style-name="P62"><text:soft-page-break/>– В случае Дискорда — остаться НЕ в своём уме. Но в остальном — верно. Мы не дадим тебя в обиду, Макс.</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2">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80"><text:span text:style-name="T10">~~~ </text:span>Человек Макс <text:span text:style-name="T10">~~~</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2"/>
      <text:p text:style-name="P64">***</text:p>
      <text:p text:style-name="P62"/>
      <text:p text:style-name="P6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2">Дирижабль миновал полосу воды и поравнялся с замком. Как по команде, дождь из лиан прекратился.</text:p>
      <text:p text:style-name="P62"><text:soft-page-break/>– Похоже, мы выиграли этот бой. – тихо сказала Луна. – Нам стоило использовать «Конкордию» и в первый раз.</text:p>
      <text:p text:style-name="P62">– Напомнить тебе о режиме секретности, который ты тогда установила, или сама вспомнишь? – язвительно отозвался Дискорд.</text:p>
      <text:p text:style-name="P6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2"/>
      <text:p text:style-name="P51">~~~~~</text:p>
      <text:p text:style-name="P62"/>
      <text:p text:style-name="P6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2">– Бросайте якорь. – отвечает Луна.</text:p>
      <text:p text:style-name="P6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2"/>
      <text:p text:style-name="P6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text:p>
      <text:p text:style-name="P6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2">Луна отдаёт короткую команду в интерком и наперерез падающим фигуркам с «Конкордии» пикирует звено Вондерболтов.</text:p>
      <text:p text:style-name="P62"><text:soft-page-break/>– <text:span text:style-name="T34">ПОНИ! ВЫ ЗАЕБАЛИ!!! ВЫ ДАДИТЕ МНЕ СПАТЬ, ИЛИ НЕТ?!! КЛЯНУСЬ ХВОСТОМ, ВЫ ТАКИ ОТ МЕНЯ ОТСТАНЕТЕ, НЕ БУДЬ Я АГАМЕМНОН-БЕСКЛАННИК!</text:span></text:p>
      <text:p text:style-name="P62">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2">– Берегись!!!</text:p>
      <text:p text:style-name="P6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2"/>
      <text:p text:style-name="P51">~~~~~</text:p>
      <text:p text:style-name="P51"/>
      <text:p text:style-name="P6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2">Я принимаю вертикальное положение. Вокруг меня осыпавшиеся замшелые стены без крыши и… Дэш.</text:p>
      <text:p text:style-name="P6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 – Ты не в курсе, куда я приземлилась? Ты уже был тут.</text:p>
      <text:p text:style-name="P62">Я качаю головой.</text:p>
      <text:p text:style-name="P62">– Я видел только маленькую часть замка Сестёр. И то, на бегу. Но ты ведь можешь подняться над замком и разведать путь?</text:p>
      <text:p text:style-name="P62">Пегаска чешет копытом в затылке.</text:p>
      <text:p text:style-name="P62">– Могу, конечно. Но пока я спускалась, меня трижды чуть не сбили.</text:p>
      <text:p text:style-name="P62">Над развалинами выстреливает пландерсид, целясь в пролетающего Вондерболта.</text:p>
      <text:p text:style-name="P6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2">Я сажусь на обломок колонны.</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3">Описать нарастание депрессивных мыслей от описанных случая к случаю</text:span><text:span text:style-name="T10">&gt;</text:span></text:p>
      <text:p text:style-name="P62">– Макс? – пегаска трясёт меня копытом. – Ты же у нас Проводник? Выбирай направление.</text:p>
      <text:p text:style-name="P62">Ну да, на работу флюгером я ещё гожусь, «Громовержец» от выбора направления нам на голову не свалится. Наверное.</text:p>
      <text:p text:style-name="P62">Я тыкаю на ближайший коридор.</text:p>
      <text:p text:style-name="P62">– Идём туда. Один хрен, они все одинаковые. Рано или поздно выйдем в знакомое место.</text:p>
      <text:p text:style-name="P62">– Верняк! – пегаска салютует. – Веди, Проводник!</text:p>
      <text:p text:style-name="P62"/>
      <text:p text:style-name="P62">…</text:p>
      <text:p text:style-name="P62"><text:soft-page-break/></text:p>
      <text:p text:style-name="P6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 У тебя разве есть две тысячи бит?</text:p>
      <text:p text:style-name="P62">–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 Послушай, не называй меня проводником. Это уже не смешно!</text:p>
      <text:p text:style-name="P62">Пегаска смотрит на меня вишнёвыми глазами.</text:p>
      <text:p text:style-name="P62">– А я и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1"/>
      <text:p text:style-name="P51">~~~~~</text:p>
      <text:p text:style-name="P21">&lt;<text:span text:style-name="T24">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2">Там лишь тающая в темноте радуга.</text:p>
      <text:p text:style-name="P5"/>
      <text:p text:style-name="P51">~~~~~</text:p>
      <text:p text:style-name="P5"/>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6"/>
      <text:h text:style-name="Heading_20_2" text:outline-level="2"><text:soft-page-break/>21. Прибытие</text:h>
      <text:p text:style-name="P56">&lt;<text:span text:style-name="T90">Bowie — Ashes to ashes</text:span>&gt;</text:p>
      <text:p text:style-name="P56"/>
      <text:p text:style-name="P56">Маленькое тельце лежало на полу без признаков жизни.</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6">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6">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6">Дискорд помахал рукой у меня перед носом. Я оттолкнул его руку и выпрямился.</text:p>
      <text:p text:style-name="P66">– Не надо. Я в порядке.</text:p>
      <text:p text:style-name="P66"/>
      <text:p text:style-name="P67">***</text:p>
      <text:p text:style-name="P66"/>
      <text:p text:style-name="P66">– Бля! Я так и знал!</text:p>
      <text:p text:style-name="P6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6">– И как её найти? – мрачно добавил я. – Компас теперь бесполезен.</text:p>
      <text:p text:style-name="P66">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6">Стакан медленно собрался воедино и прыгнул обратно в руку Дискорду. – Хорошо, хоть моя заначка в Эогиппе осталась. – пробурчал он.</text:p>
      <text:p text:style-name="P66">– Ну так и зачем её тратить на ерунду? – возразил я.</text:p>
      <text:p text:style-name="P66">–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40"/>
      <text:p text:style-name="P67">***</text:p>
      <text:p text:style-name="P66"/>
      <text:p text:style-name="P46"><text:span text:style-name="T2">Проклятье</text:span>! Это уже черезчур! Мне даже материться не хотелось.</text:p>
      <text:p text:style-name="P4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6">– Зуб даю! – Дискорд попытался было войти внутрь, но я остановил его.</text:p>
      <text:p text:style-name="P46">– Дальше турникетов не пройдёшь. Охрана не пропустит.</text:p>
      <text:p text:style-name="P46">Я тяжко вздохнул.</text:p>
      <text:p text:style-name="P46">– Я там работал семь лет. До прошлой пятницы. – ответил я на вопрошающий взгляд. – Думал, вырвался из этого омута навсегда. Ошибался, как видишь.</text:p>
      <text:p text:style-name="P46"/>
      <text:p text:style-name="P46">…</text:p>
      <text:p text:style-name="P46"/>
      <text:p text:style-name="P56">Бип-бип-бип!</text:p>
      <text:p text:style-name="P62">– Анон? – голос в трубке не смог скрыть радостного изумления. – Ты передумал?</text:p>
      <text:p text:style-name="P62">– Да, Алекс. Я тут долго думал… Если у вас ещё есть местечко для меня… Я бы, пожалуй, вернулся.</text:p>
      <text:p text:style-name="P6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2">– С понедельника.</text:p>
      <text:p text:style-name="P62">– Отлично! Зайдёшь к охране, тебе выдадут пропуск.</text:p>
      <text:p text:style-name="P62">– Договорились.</text:p>
      <text:p text:style-name="P62">Бип-бип-бип!</text:p>
      <text:p text:style-name="P62"/>
      <text:p text:style-name="P64">***</text:p>
      <text:p text:style-name="P62"><text:soft-page-break/></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62">– И слышать тоже.</text:p>
      <text:p text:style-name="P62">– Говорят, ты шалить начал? Нэш, тестовая задача номер шестнадцать.</text:p>
      <text:p text:style-name="P62">–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text:soft-page-break/>–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5">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1">– Нет! – <text:span text:style-name="T1">выдвинув вперёд нижнюю губу, драконикус оценивающе вперился в меня зенками и замолчал.</text:span></text:p>
      <text:p text:style-name="P5">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 <text:span text:style-name="T1">А-ха-ха-ха-ха! </text:span>Я <text:span text:style-name="T1">идиот!</text:span></text:p>
      <text:p text:style-name="P74">«Похвальная самокритика» – подумал я.</text:p>
      <text:p text:style-name="P1">– <text:span text:style-name="T78">Мне надо </text:span><text:span text:style-name="T1">было</text:span><text:span text:style-name="T78">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5">–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p>
      <text:p text:style-name="P5">– Бу-га-га! А вот об этом уже не беспокойся! Сколько там нам времени Хмурая Метёлка дала — месяц?</text:p>
      <text:p text:style-name="P5">– Уже без трёх дней.</text:p>
      <text:p text:style-name="P5">– Супер!</text:p>
      <text:p text:style-name="P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5">– Я отлучусь недельки на две-три. Буду искать солнцезадую, охотиться на клонов, гармонизировать потоки энтропии… Не скучайте тут без меня. Вернусь с Сахарной Ваткой в обнимку — верь мне! Бу-га-га! Только не прибей её ненароком до моего возвращения, если таки встретишь!</text:p>
      <text:p text:style-name="P5">С этими словами драконикус смылся вниз по лестнице, перепрыгивая через пять ступенек.</text:p>
      <text:p text:style-name="P5">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5">Улыбающаяся рожица дверей разошлась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4"><text:soft-page-break/>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6"/>
      <text:h text:style-name="Heading_20_2" text:outline-level="2">22. След?</text:h>
      <text:p text:style-name="P5">&lt;<text:span text:style-name="T68">Mike Oldfield — The Top Of The Morning</text:span>&gt;</text:p>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ломая все стереотипы, была коротко стриженой длинноногой брюнеткой с <text:span text:style-name="T92">округлыми</text:span>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62">– Анджела, можно тебя на секундочку?</text:p>
      <text:p text:style-name="P162">– <text:span text:style-name="T91">Да хоть и на минуточку!</text:span> – Она захлопнула <text:span text:style-name="T36">“Последн</text:span><text:span text:style-name="T57">его</text:span><text:span text:style-name="T36"> Единорог</text:span><text:span text:style-name="T57">а</text:span><text:span text:style-name="T36">” Бигла </text:span>и повернулась ко мне.</text:p>
      <text:p text:style-name="P162">– Я тут проходил мимо серверной и заметил <text:span text:style-name="T91">там</text:span> сумк<text:span text:style-name="T91">у</text:span>. Кто-то забыл, наверное. Надо бы разослать на офис извещение о находке.</text:p>
      <text:p text:style-name="P162">– О! – Анджела хлопнула себя по лбу. – Спасибо тебе огромное! <text:span text:style-name="T91">Я</text:span>-то думала, что потеряла её. Или, того хуже, <text:span text:style-name="T91">что </text:span>её у меня спёрли. <text:span text:style-name="T91">О</text:span>на у меня новенькая совсем, из натуральной кожи. Дорогущая. – Она принялась складывать вещи в тумбочку.</text:p>
      <text:p text:style-name="P162">–Так это твоя?</text:p>
      <text:p text:style-name="P162">– Если чёрная кожаная, с заклёпками — то моя. Хотя в серверной чужой быть и не должно.</text:p>
      <text:p text:style-name="P162">– Чёрная. С заклёпками. – Я всматривался в Анджелу, но рассмотреть в чёрненькой фигуристой девушке Селестию у меня плохо получалось.</text:p>
      <text:p text:style-name="P162">– Что ты на меня так смотришь? У меня там вымазано? – Анджела попыталась, изогнувшись, заглянуть себе за плечо.</text:p>
      <text:p text:style-name="P165">Я решил действовать напролом.</text:p>
      <text:p text:style-name="P162">– Да нет, всё в порядке, не волнуйся. А тебе, часом, никогда не снилось, что у тебя есть копыта, рог и крылья?</text:p>
      <text:p text:style-name="P162">– Чего-о-о? – Анджела прыснула. – Ну и сексуальные фантазии у тебя, <text:span text:style-name="T93">Анон</text:span>! Если хочешь пригласить в кафешку — так и скажи. Рога он какие-то выдумывает с крыльями, <text:span text:style-name="T93">блин</text:span>! <text:span text:style-name="T93">П</text:span>ошли за сумкой.</text:p>
      <text:p text:style-name="P166"/>
      <text:p text:style-name="P166">…</text:p>
      <text:p text:style-name="P166"/>
      <text:p text:style-name="P5">Чайник тихонько забормотал, забулькал и выключился. Эпплджек разлила кипяток по чашкам и достала из шкафчика печенье.</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18"> На экране разноцветные пони спасали Эквестрию от злого но обаятельного Дискорда.</text:span></text:p>
      <text:p text:style-name="P5">– Анон?</text:p>
      <text:p text:style-name="P5">– С бергамотом.</text:p>
      <text:p text:style-name="P5"><text:soft-page-break/>Некоторое время в кухне был слышен только звон ложечек о чашки,</text:p>
      <text:p text:style-name="P5">– Ты думаешь, Селестия — она?</text:p>
      <text:p text:style-name="P5">– Я не думаю, я знаю это! Дискорд чуть дырку ей в спине не прожёг, когда всматривался.</text:p>
      <text:p text:style-name="P5"/>
      <text:p text:style-name="P164"><text:span text:style-name="T17">&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0"> &gt;</text:span></text:p>
      <text:p text:style-name="P5"/>
      <text:p text:style-name="P5"/>
      <text:p text:style-name="P39">–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00">Разговор не клеился.</text:p>
      <text:p text:style-name="P116">Флаттершай, отвернувшись от нашей компании, смотрела флэш-мультик, в котором </text:p>
      <text:p text:style-name="P116"/>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text:soft-page-break/>базовые вещи вот на таких вот упрощённых картинках и историях. Как кому-то может нравиться подобная ерунда?</text:p>
      <text:p text:style-name="P105"><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0">– </text:span>Извини, Флаттершай, забылся.</text:p>
      <text:p text:style-name="P111"><text:span text:style-name="T10">– </text:span>Та ладно, я ж не против, – возразила Эпплджек. – Не парься, Флатти. Было б хуже, если б он <text:s/>назвал меня Эпплджек на людях.</text:p>
      <text:p text:style-name="P111"><text:span text:style-name="T10">– </text:span>Ты так... – запнулась Флаттершай. – Так быстро забыла свою ферму. И...</text:p>
      <text:p text:style-name="P111"><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0">– </text:span>Как ты можешь так говорить? – расплакалась Флаттершай.</text:p>
      <text:p text:style-name="P111"><text:span text:style-name="T10">– </text:span>Эй, девушки, не ссорьтесь! Мы — одна команда! И надеюсь, останемся ею и в дальнейшем. </text:p>
      <text:list xml:id="list288356141251554778" text:style-name="L5">
        <text:list-header>
          <text:p text:style-name="P16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0">– </text:span>А если нет? – Эпплджек смотрела мне мне прямо в глаза.</text:p>
      <text:list xml:id="list123817750636869" text:continue-numbering="true" text:style-name="L5">
        <text:list-header>
          <text:p text:style-name="P168">Я молча пожал плечами. Эпплджек уверенно продолжила.</text:p>
        </text:list-header>
      </text:list>
      <text:p text:style-name="P111"><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0">– </text:span>Спасибо, ЭйДжей.</text:p>
      <text:p text:style-name="P111"><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3817352429831" text:continue-numbering="true" text:style-name="L5">
        <text:list-header>
          <text:p text:style-name="P168">Флаттершай пробормотала нечто, показавшееся мне знакомым.</text:p>
        </text:list-header>
      </text:list>
      <text:p text:style-name="P111"><text:span text:style-name="T10">– </text:span>Флатти, ты что-то сказала? Я не расслышал.</text:p>
      <text:p text:style-name="P111"><text:span text:style-name="T10">– </text:span>Намерение Изменяет Реальность.</text:p>
      <text:p text:style-name="P111"><text:span text:style-name="T10">– </text:span>Эээ. А где ты слышала эту фразу, если не секрет?</text:p>
      <text:p text:style-name="P111"><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3816108351852" text:continue-numbering="true" text:style-name="L5">
        <text:list-header>
          <text:p text:style-name="P168">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0">– </text:span>Флатти, ЭйДжей, буду через час. Ждите!</text:p>
      <text:p text:style-name="P5"/>
      <text:p text:style-name="P5"/>
      <text:p text:style-name="P5"/>
      <text:p text:style-name="P5"><text:soft-page-break/></text:p>
      <text:p text:style-name="P5"/>
      <text:h text:style-name="P178" text:outline-level="2">След?</text:h>
      <text:p text:style-name="P125"/>
      <text:p text:style-name="P2"><text:span text:style-name="T10">&lt;</text:span><text:span text:style-name="T23">сначала эпизод - проверка сумки в серверной</text:span><text:span text:style-name="T10">&gt;</text:span></text:p>
      <text:p text:style-name="P17"/>
      <text:p text:style-name="P2"><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3">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text:soft-page-break/></text:p>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3"/>
      <text:p text:style-name="P46"/>
      <text:p text:style-name="P46">&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6"><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6"/>
      <text:p text:style-name="P62"/>
      <text:p text:style-name="P1"><text:span text:style-name="T40">&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2"/>
      <text:p text:style-name="P50">&lt;<text:span text:style-name="T24">-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50"><text:span text:style-name="T24">- Посмотрим... Хи-хи...</text:span>&gt;</text:p>
      <text:p text:style-name="P50"/>
      <text:p text:style-name="P49">&lt;<text:span text:style-name="T24"> </text:span><text:span text:style-name="T23">-</text:span><text:span text:style-name="T24">Я не умею! Давай ты напишешь!</text:span></text:p>
      <text:p text:style-name="P49"><text:span text:style-name="T23">- </text:span><text:span text:style-name="T24">Фигушки! Подрядил меня татухи поням рисовать — сам теперь фанфик пиши!</text:span>&gt;</text:p>
      <text:p text:style-name="P60"/>
      <text:p text:style-name="P49">&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9"><text:soft-page-break/><text:span text:style-name="T24">-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60"/>
      <text:p text:style-name="P132"><text:span text:style-name="T10"><text:s/>&lt;</text:span><text:span text:style-name="T27"> - </text:span><text:span text:style-name="T23">Я не могу быть вашим спасителем! Я намного хуже и испорченнее вас!</text:span><text:span text:style-name="T10">&gt;</text:span></text:p>
      <text:p text:style-name="P133"/>
      <text:p text:style-name="P49">&lt;<text:span text:style-name="T24">Луна говорит Максу в прощальном сне:</text:span></text:p>
      <text:p text:style-name="P49"><text:span text:style-name="T24">- Прости, что хотела убить тебя. Я ослабела и Найтмэр на время одержала верх</text:span>&gt;</text:p>
      <text:p text:style-name="P60"/>
      <text:p text:style-name="P49">&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
      <text:p text:style-name="P36"/>
      <text:p text:style-name="P36"/>
      <text:p text:style-name="P46"/>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3"/>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6"><text:soft-page-break/></text:p>
      <text:h text:style-name="P178" text:outline-level="2">Сон Рэрити</text:h>
      <text:p text:style-name="P2"/>
      <text:p text:style-name="P57">&lt;<text:span text:style-name="T23">На Терре Селестия, будучи в компьютере, случайно пробуждает в Нексусе активный интеллект.</text:span>&gt;</text:p>
      <text:h text:style-name="P178" text:outline-level="2">Рейд пони-рэйнджеров</text:h>
      <text:p text:style-name="P2"/>
      <text:p text:style-name="P94">(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78" text:outline-level="2">Продолжение ЛСД-чаепития</text:h>
      <text:p text:style-name="P2"/>
      <text:p text:style-name="P2"><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57"/>
      <text:h text:style-name="P178" text:outline-level="2">Поиск решения</text:h>
      <text:p text:style-name="P125"/>
      <text:p text:style-name="P2"><text:span text:style-name="T10">&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0">&gt;</text:span></text:p>
      <text:p text:style-name="P2"/>
      <text:h text:style-name="P178" text:outline-level="2">Поход к замку Принцес-2</text:h>
      <text:p text:style-name="P2"/>
      <text:p text:style-name="P2"/>
      <text:p text:style-name="P2"/>
      <text:p text:style-name="P4"/>
      <text:p text:style-name="P2"><text:span text:style-name="T10">&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78" text:outline-level="2"/>
      <text:h text:style-name="P178" text:outline-level="2">Поиски</text:h>
      <text:p text:style-name="P2"/>
      <text:p text:style-name="P2"/>
      <text:h text:style-name="P178" text:outline-level="2">Безнадёжность</text:h>
      <text:p text:style-name="P2"/>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3">подать фонарь под другим сосусом</text:span><text:span text:style-name="T10">&gt;</text:span> </text:p>
      <text:p text:style-name="P2"><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2"><text:soft-page-break/>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8" text:outline-level="2"/>
      <text:h text:style-name="P178" text:outline-level="2">Озарение</text:h>
      <text:p text:style-name="P2"/>
      <text:p text:style-name="P2"><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76" text:outline-level="2">Почти.</text:h>
      <text:p text:style-name="P121"/>
      <text:p text:style-name="P111">В офисе меня встретил лыбящийся Стас.</text:p>
      <text:p text:style-name="P111"><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0">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76" text:outline-level="2">Дискорд</text:h>
      <text:p text:style-name="P125"/>
      <text:p text:style-name="P121">Девушки поспешно собирались, пока я растолковывал им задачу.</text:p>
      <text:p text:style-name="P12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10">– </text:span>Это тот твой приятель, который разбился с полгода назад? – спросила Эпплджек.</text:p>
      <text:p text:style-name="P121"><text:span text:style-name="T10">– </text:span>Да, это он.</text:p>
      <text:p text:style-name="P121"><text:span text:style-name="T10">– </text:span>А как мы попадём в его квартиру? Там сейчас кто-то живёт? – Флаттершай прыгала на одной ноге, натягивая кед.</text:p>
      <text:p text:style-name="P12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text:span><text:soft-page-break/><text:span text:style-name="T23">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10">– </text:span>Макс, что случилось? У нас проблемы?</text:p>
      <text:p text:style-name="P12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10">– </text:span>Нет нужды. Лучше станьте-ка сзади меня так, чтобы заслонить от этих бабулек и от вооон той камеры наблюдения.</text:p>
      <text:list xml:id="list9114364264819840647" text:style-name="L6">
        <text:list-header>
          <text:p text:style-name="P16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6"><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6"><text:span text:style-name="T10">– </text:span>Макс, тут окно разбито! И верёвка какая-то висит. – крикнула Флаттершай из кухни.</text:p>
      <text:p text:style-name="P146"><text:span text:style-name="T10">–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oft-page-break/><text:span text:style-name="T10">–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0">– </text:span>Оп-па! – пробормотала Эпплджек. – Нежданчик!</text:p>
      <text:p text:style-name="P14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0">– </text:span>А почему ты вообще решил искать нас тут? – спросила Эпплджек. – Приехал бы домой. Мы б тебя чаем напоили.</text:p>
      <text:p text:style-name="P126"><text:span text:style-name="T10">–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0">– </text:span>С кем это вы тут разговариваете?</text:p>
      <text:list xml:id="list1509647320212117573" text:style-name="L7">
        <text:list-header>
          <text:p text:style-name="P17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78" text:outline-level="2">Селестия</text:h>
      <text:p text:style-name="P146"/>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text:soft-page-break/>–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4">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8">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9">– И что? – продолжила его мысль Эпплджек.</text:p>
      <text:p text:style-name="P139">–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5"/>
      <text:h text:style-name="P178"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72" text:outline-level="1">Беседа за столиком в ночи</text:h>
      <text:p text:style-name="P124">&lt;<text:span text:style-name="T64">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5"><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4">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0">&lt;</text:span>упомянуть в эпизоде на Терре, что МЛП-сериал закрылся год назад<text:span text:style-name="T10">&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0">&lt;</text:span><text:span text:style-name="T27">чёрт</text:span><text:span text:style-name="T10">&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text:soft-page-break/>–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oft-page-break/><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0">–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0">–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1"><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7">&lt;<text:span text:style-name="T1">- Но если миры Эквестрии станут существовать — появятся и те из них, в которых тьма страданий, постапокалипсис.</text:span></text:p>
      <text:p text:style-name="P117"><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7">–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09">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127320655752731930" text:style-name="L8">
        <text:list-header>
          <text:p text:style-name="P170">(<text:span text:style-name="T33">Луна — как повелительница снов, слышала разговор Макса с Анакорном</text:span>)</text:p>
          <text:p text:style-name="P171"/>
        </text:list-header>
      </text:list>
      <text:p text:style-name="P136">***</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5">-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oft-page-break/><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78" text:outline-level="2">Земля</text:h>
      <text:p text:style-name="P110">&lt;<text:span text:style-name="T64">Daft Punk – Get Lucky</text:span>&gt;</text:p>
      <text:p text:style-name="P110"/>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16T12:38:15.297853393</dc:date>
    <meta:editing-duration>P113DT16H54M3S</meta:editing-duration>
    <meta:editing-cycles>6770</meta:editing-cycles>
    <meta:generator>LibreOffice/5.1.6.2$Linux_X86_64 LibreOffice_project/10m0$Build-2</meta:generator>
    <meta:document-statistic meta:table-count="0" meta:image-count="0" meta:object-count="0" meta:page-count="194" meta:paragraph-count="4050" meta:word-count="87100" meta:character-count="578273" meta:non-whitespace-character-count="491169"/>
  </office:meta>
</office:document-meta>
</file>